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OpenSymbol" svg:font-family="OpenSymbol" style:font-family-generic="system" style:font-pitch="variable" svg:panose-1="5 1 0 0 0 0 0 0 0 0"/>
    <style:font-face style:name="Calibri, sans-serif" svg:font-family="Calibri, sans-serif" style:font-family-generic="system"/>
    <style:font-face style:name="Calibri Light" svg:font-family="Calibri Light" style:font-family-generic="swiss" style:font-pitch="variable" svg:panose-1="2 15 3 2 2 2 4 3 2 4"/>
  </office:font-face-decls>
  <office:automatic-styles>
    <style:style style:name="P1" style:parent-style-name="Heading" style:master-page-name="MP0" style:family="paragraph">
      <style:paragraph-properties fo:break-before="page"/>
    </style:style>
    <style:style style:name="P2" style:parent-style-name="Wierszyk" style:family="paragraph">
      <style:paragraph-properties fo:margin-left="0.4916in">
        <style:tab-stops/>
      </style:paragraph-properties>
    </style:style>
    <style:style style:name="P3" style:parent-style-name="Wierszyk" style:family="paragraph">
      <style:paragraph-properties fo:margin-left="0.4916in">
        <style:tab-stops/>
      </style:paragraph-properties>
    </style:style>
    <style:style style:name="P4" style:parent-style-name="Wierszyk" style:family="paragraph">
      <style:paragraph-properties fo:margin-left="0.4916in">
        <style:tab-stops/>
      </style:paragraph-properties>
    </style:style>
    <style:style style:name="P5" style:parent-style-name="Wierszyk" style:family="paragraph">
      <style:paragraph-properties fo:margin-left="0.4916in">
        <style:tab-stops/>
      </style:paragraph-properties>
    </style:style>
    <style:style style:name="P6" style:parent-style-name="Wierszyk" style:family="paragraph">
      <style:paragraph-properties fo:margin-left="0.4916in">
        <style:tab-stops/>
      </style:paragraph-properties>
    </style:style>
    <style:style style:name="P7" style:parent-style-name="Wierszyk" style:family="paragraph">
      <style:paragraph-properties fo:margin-left="0.4916in">
        <style:tab-stops/>
      </style:paragraph-properties>
    </style:style>
    <style:style style:name="P8" style:parent-style-name="Wierszyk" style:family="paragraph">
      <style:paragraph-properties fo:margin-left="0.4916in">
        <style:tab-stops/>
      </style:paragraph-properties>
    </style:style>
    <style:style style:name="P9" style:parent-style-name="Wierszyk" style:family="paragraph">
      <style:paragraph-properties fo:margin-left="0.4916in">
        <style:tab-stops/>
      </style:paragraph-properties>
    </style:style>
    <style:style style:name="P10" style:parent-style-name="Wierszyk" style:family="paragraph">
      <style:paragraph-properties fo:margin-left="0.4916in">
        <style:tab-stops/>
      </style:paragraph-properties>
    </style:style>
    <style:style style:name="P11" style:parent-style-name="Wierszyk" style:family="paragraph">
      <style:paragraph-properties fo:margin-left="0.4916in">
        <style:tab-stops/>
      </style:paragraph-properties>
    </style:style>
    <style:style style:name="P12" style:parent-style-name="Textbody" style:family="paragraph">
      <style:paragraph-properties fo:text-align="center"/>
    </style:style>
    <style:style style:name="P13" style:parent-style-name="Textbody" style:family="paragraph">
      <style:paragraph-properties fo:text-align="center"/>
    </style:style>
    <style:style style:name="T14" style:parent-style-name="Absatz-Standardschriftart" style:family="text">
      <style:text-properties style:font-name="Calibri, sans-serif"/>
    </style:style>
    <style:style style:name="T15" style:parent-style-name="Absatz-Standardschriftart" style:family="text">
      <style:text-properties style:font-name="Calibri, sans-serif"/>
    </style:style>
    <style:style style:name="P16" style:parent-style-name="Textbody" style:family="paragraph">
      <style:paragraph-properties fo:text-align="center"/>
    </style:style>
    <style:style style:name="P17" style:parent-style-name="Textbody" style:family="paragraph">
      <style:paragraph-properties fo:text-align="center"/>
    </style:style>
    <style:style style:name="T18" style:parent-style-name="Absatz-Standardschriftart" style:family="text">
      <style:text-properties fo:background-color="#FFFF00"/>
    </style:style>
    <style:style style:name="P19" style:parent-style-name="Überschrift2" style:family="paragraph">
      <style:text-properties style:font-name="Calibri"/>
    </style:style>
    <style:style style:name="T20" style:parent-style-name="Absatz-Standardschriftart" style:family="text">
      <style:text-properties fo:background-color="#FFFF00"/>
    </style:style>
    <style:style style:name="T21" style:parent-style-name="Absatz-Standardschriftart" style:family="text">
      <style:text-properties fo:background-color="#FFFF00"/>
    </style:style>
    <style:style style:name="P22" style:parent-style-name="Textbody" style:family="paragraph">
      <style:text-properties fo:background-color="#FFFF00"/>
    </style:style>
    <style:style style:name="T23" style:parent-style-name="Absatz-Standardschriftart" style:family="text">
      <style:text-properties fo:background-color="#FFFF00"/>
    </style:style>
    <style:style style:name="T24" style:parent-style-name="Absatz-Standardschriftart" style:family="text">
      <style:text-properties fo:background-color="#FFFF00"/>
    </style:style>
    <style:style style:name="T25" style:parent-style-name="Absatz-Standardschriftart" style:family="text">
      <style:text-properties fo:background-color="#FFFF00"/>
    </style:style>
    <style:style style:name="P26" style:parent-style-name="Überschrift2" style:family="paragraph">
      <style:text-properties style:font-name="Calibri"/>
    </style:style>
    <style:style style:name="T27" style:parent-style-name="Absatz-Standardschriftart" style:family="text">
      <style:text-properties fo:background-color="#FFFF00"/>
    </style:style>
    <style:style style:name="T28" style:parent-style-name="Absatz-Standardschriftart" style:family="text">
      <style:text-properties fo:background-color="#FFFF00"/>
    </style:style>
    <style:style style:name="T29" style:parent-style-name="Absatz-Standardschriftart" style:family="text">
      <style:text-properties fo:background-color="#FFFF00"/>
    </style:style>
    <style:style style:name="P30" style:parent-style-name="Dialog" style:family="paragraph">
      <style:paragraph-properties fo:margin-left="0in">
        <style:tab-stops/>
      </style:paragraph-properties>
    </style:style>
  </office:automatic-styles>
  <office:body>
    <office:text text:use-soft-page-breaks="true">
      <text:p text:style-name="P1">Dynastia Sobieskich – tom II, „Pola Chwały”</text:p>
      <text:h text:style-name="Überschrift2" text:outline-level="2">Rozdział I</text:h>
      <text:p text:style-name="Textbody"/>
      <text:p text:style-name="Textbody">Na jesieni 1674 roku w całej Rzeczypospolitej ludzie dyskutowali nad znakiem niezwykłym, że oto nie tylko bociany i insze letnie<text:s/>ptaki, lecz także kruki i wrony na południe odlatywały. Obawiano się powszechnie, iż ciężką zimę to zapowiada, jednak ptaki te żarłoczne nie do ciepłych krajów, lecz tylko na Podole się udawały. Spodziewały się tam bowiem, zadziwiającym instynktem czy też<text:s/>wolą Boską prowadzone, wielkich pochodów wojskowych i bitew walnych.</text:p>
      <text:p text:style-name="Textbody">Sułtan turecki i jego doradcy wojskowi w Konstantynopolu również o walkach na Podolu myśleli. Rozejm z Rzeczpospolitą był w oczywisty sposób tymczasowy, Polacy na pewno o Kamieńcu nie zapomną. Wiosenna ofensywa wojsk tureckich przeciwko Rosji zakończyła się klęską. Na rozległych pustkowiach na lewym brzegu Dniepru, które kiedyś były województwem kijowskim, a do których teraz rościł sobie prawo władca Moskwy, oddziały sułtańskie rozpłynęły<text:s/>się, nie znajdując ani wroga, ani łupu, ani chwały bitewnej, ani co gorsza spyży. Wojsko zgłodniało, zmarniało, straciło cały zapał i dyscyplinę - tę okazję na pewno wykorzysta Lew Lechistanu<text:span text:style-name="EndnoteSymbol"><text:note text:note-class="endnote" text:id="_edn0"><text:note-citation>1</text:note-citation><text:note-body><text:p text:style-name="Endnote">Tak po kampanii 1672 roku Tatarzy i Turcy nazywali Jana Sobieskiego.</text:p></text:note-body></text:note></text:span>.</text:p>
      <text:p text:style-name="Textbody">Francuscy doradcy sułtana, tak ochoczo go do wojny z Rosją namawiający, teraz nabrali wody w usta. Nic o gotowości bojowej Lachów mówić nie chcieli, więcej, do rozmów pokojowych namawiali, do zwrotu Polakom Kamieńca nawet przekonując. Przeklęci giaurzy, poradzi sobie sułtan i bez ich rad. Przecież tam, gdzie sztandar Proroka raz został zatknięty, sułtańska władza pozostać musi na wieki. Przeto zwołał sułtan dowódców, wezwał wojska jakie mu pozostały, wystawić kazał nowe, by na odsiecz Kamieńcowi od<text:s/>spodziewanego ataku Polaków je wysłać. Popłynęły zatem nawoływania muezinów, popłynęły rozkazy baszów, popłynęły też pieniądze, i wojska gromadzić się poczęły.</text:p>
      <text:p text:style-name="Textbody">Również do Tatarów w Białogrodzie wezwanie sułtana dotarło, z niewielkim odzewem się jednak spotkało. Zbyt świeża była pamięć pogromu pod Niemirowem, zbyt wielkie nadzieje na pokój i handel z Lechistanem. Chan zwołał więc starszych, aby oni podjęli decyzję - odmowną zapewne - i pomogli zredagować odpowiedź wymijającą sułtanowi. Medżi Gerej słuchał teraz, jak na wiecu przemawiał jego ojciec, na wszelkie możliwe sposoby argumentując, iż Islam religią pokoju jest. Koran wszak nakazuje miłować Ludy Księgi, prawie że braci w wierze. Godzi się handlować nawet z niewiernymi, bogacić się i tym bogactwem Boga<text:s/>Jedynego rozsławiać, miast na zgubę pewną młodzieńców, dobytek i konie nawet na wojnę wysyłać.</text:p>
      <text:p text:style-name="Textbody">Medżi wrócił do baraku niedaleko nabrzeża, gdzie wraz z braćmi wysyłkę towaru przygotowywał. Były to siodła z Gruzji, które obijali w tkaninę perską, która tak<text:s/>naprawdę z Salonik pochodziła, a następnie sprzedawali z dużym zyskiem bejom tureckim i tatarskim. Teraz popyt na siodła te musiał wzrosnąć, a że pogoda dopisywała - chwała Allachowi miłościwemu - i statki z Gruzji mogły bezpiecznie płynąć wzdłuż południowego wybrzeża Morza Czarnego, spodziewano się pokaźnych przychodów. Nie takich, jak za czasów pokoju z Lechistanem, który skupował każdą ilość koni, a eksportował czasem klacze a przede wszystkim tkaniny, sukna i ubrania. Ale każdy dochód z handlu jest lepszy niż niepewny łup na wojnie ze Lwem Lechistanu.</text:p>
      <text:p text:style-name="Textbody">Jednak z innych prowincji imperium przybywały wojska sułtańskie. Ściągały świeże oddziały świetnej kawalerii z Anatolii, Mezopotamii i z Węgier, a także Arabowie na wielbłądach. Pokorni chłopi egipscy byli<text:s/>zmieniani w karnych piechurów i przeprawiani przez morze okrętami. Wioślarzami tych okrętów byli chrześcijańscy niewolnicy, także z terenów Lechistanu pobrani, których los był straszliwy. Tysiące tych wioślarzy stanowiło podstawę potęgi morskiej sułtana, a<text:s/>przeklinali go codziennie, gnijąc<text:s/><text:soft-page-break/>za życia przy wiośle, przykuci latami do tej samej ławki, niosąc chwałę swego ciemiężyciela po morzach świata. Wybawieniem od tego losu mogła być jedynie śmierć - w odmętach w czasie burzy, lub w płomieniach podczas bitwy<text:s/>z flotą jakąś chrześcijańską. Marną pociechą dla tych dawnych poddanych Rzeczypospolitej było to, że na pewno nie będzie to flota ze znakami Sobieskiego, bo przecie flotą wojenną Rzeczpospolita w owym czasie nie dysponowała.</text:p>
      <text:p text:style-name="Textbody">Sobieski zaś wojska sposobił.<text:s/>Formowały się oddziały nowe wszędzie tam, dokąd władza nowego króla sięgała, a zatem na Mazowszu, w Małopolsce, na Rusi i Wołyniu, i nawet w Wielkopolsce niespokojnej buntami. Maszerowała piechota cudzoziemskiego zaciągu z Prus Królewskich i również ze Śląska nieliczne oddziały, które zaciągnięto, nim cesarz zaciągów dla Sobieskiego zabronił, niespokojny o los Paców i innych swoich popleczników. Nadchodzili rajtarzy z Kurlandii, dla podniesienia ducha pobożne luterańskie pieśni śpiewając. Polscy jeźdźcy śpiewali tymczasem:</text:p>
      <text:p text:style-name="P2">„Idzie żołnierz borem, lasem</text:p>
      <text:p text:style-name="P3">Przymierając z głodu czasem.</text:p>
      <text:p text:style-name="P4">Suknia na nim nie blakuje,</text:p>
      <text:p text:style-name="P5">Wiatr dziurami przelatuje.</text:p>
      <text:p text:style-name="P6">Chociaż żołnierz nieodziany,</text:p>
      <text:p text:style-name="P7">Przecie pójdzie między pany.</text:p>
      <text:p text:style-name="P8">Trza żołnierza poratować,</text:p>
      <text:p text:style-name="P9">Soli jemu nie żałować.</text:p>
      <text:p text:style-name="P10">Wtenczas żołnierza<text:s/>szanują,</text:p>
      <text:p text:style-name="P11">Kiedy trwogę na się czują”</text:p>
      <text:p text:style-name="Textbody">A kraj trwogę czujący na wyprawę wojenną się zdobył i obficie wojska opatrzył. Nadspodziewanie pilnie płaciła szlachta, duchowieństwo i mieszczanie nowe podatki wszędzie tam, gdzie sejmiki Konstytucję 1674 roku wprowadziły. Więcej jeszcze dochodów skarbowi królewskiemu przyniosła licytacja dóbr skonfiskowanych przeciwnikom politycznym Sobieskiego, przez trybunały teraz zdrajcami demokracji szlacheckiej nazwanymi, bo przeciw prawom nowym na sejmie tak praworządnie ustanowionym występującym. Te konfiskaty jednak Sobieskiemu niejednokrotnie przeciwników nowych przysparzały, w wielu prowincjach rokoszem grożących, on zatem zalecał trybunałom powściągliwość a i sam często łaskę okazywał. Płacił zatem żołnierzom swym żołd w asygnatach na poczet dochodów przyszłych, tylko pierwszą ratę dla wojsk świeżo zaciągniętych kazał wypłacać monetą, dla zachęty.</text:p>
      <text:p text:style-name="Textbody">Peter Pirwitz widział w wydarzeniach, których świadkiem był na elekcji, zapowiedź rzeczy wielkich. Ta świadomość nie napełniła mu brzucha, a że w Warszawie nic już do roboty nie miał, wybrał się w drogę powrotną do Gdańska. Tam jednak również nic nań nie oczekiwało. Tymczasem w Gniewie natknął się na werbowników, którzy w imieniu nowo wybranego króla prowadzili zaciągi w Prusach Królewskich do autoramentu cudzoziemskiego. Peter był coraz bardziej głodny, a srebrna moneta werbowników błyszczała tak ślicznie. Zapisał się więc Peter do piechoty, mając przecie nadzieję, że nie na wojnę z Turkiem trafi - wiedział bowiem, że Sobieski w Prusach osłony dla szlaku Gdańsk - Warszawa i eskorty dla tajnych transportów, ze statków francuskich rozładowywanych, potrzebuje.</text:p>
      <text:p text:style-name="Textbody">Wkrótce pożałował swej decyzji. Peter wyobrażał sobie wojaczkę jako pełną trudów, lecz tu nie na wojnę ani na służbę wartowniczą go wysłano, jeno wraz z innymi nieszczęśnikami niekończącym się ćwiczeniom poddano. Dryl bez celu i bez sensu odbywał się dzień i noc. Nawet broni im nie dano, tylko obroty a marsze godzinami ćwiczono, a nawet godzinami na deszczu stać<text:s/><text:soft-page-break/>kazano. Wrzask feldfebla towarzyszył rekrutom rano i wieczorem, i w czasie posiłku, z małą jeno przerwą na modlitwę codzienną, też w szeregu odbywającą się. Peter nie widział sensu w tym wszystkim i nienawidził deszcz, feldfebla, brak snu, i siebie za pochopną decyzję zaciągnięcia się. Po pewnym czasie jednak przestał nienawidzić, przestał szukać sensu, przestał myśleć.</text:p>
      <text:p text:style-name="Textbody">I wówczas wyruszyli.</text:p>
      <text:p text:style-name="Textbody">Maszerował zatem Peter z muszkietem na jednym ramieniu, i z forkietem na drugim. Miał na sobie nowy, niebieski kubrak, kapelusz z szerokim<text:s/>rondem i dragońskie buty. Razem z nim na drodze kurz wzbijała cała kompania muszkieterów. Za nimi maszerowała kompania pikinierów, dalej znowu muszkieterowie, i tak dalej, cały regiment piechoty. Za nimi jechał konno Szymon Beczała wraz z całym regimentem<text:s/>dragonów.</text:p>
      <text:p text:style-name="Textbody">Również i Szymona Beczałę brzęcząca moneta skusiła. Również i on miał dosyć głodu, który cierpiał niemal ciągle w ojcowej zagrodzie. Teraz, w lecie, jeszcze było dość do jedzenia, ale wiedział Szymon, że i tej zimy na przednówku trudno będzie wytrzymać. Jeszcze i sąsiedzi zza Biebrzy, ze wsi prywatnej pana Branickiego, na pomoc tegoż pana z jego stodół obszernych liczyć mogli, a i sprzężaj tam był, którym pola i pańskie, własne obrabiać było można, tu jednak Szymon i jego starsi bracia, i ojciec stary do królewskiej ziemi przypisani byli, a serce starosty jakoby z kamienia było. A nie zawsze było tak biednie Podlasiu. Kiedyś przecie były i sady, i końmi się orało, a teraz, to już będzie od szwedzkich czasów chyba, i sady wycięte, i konie pobrane, a<text:s/>same nie wrócą. Po Szwedach przyszli Siedmiogrodzianie, a po nich Moskale, poszli oni wszyscy wreszcie, ale zniszczenia zostały. Szymon nie mógł filozofować o tym, dlaczego większość wsi prywatnych w dwadzieścia lat po Potopie już w pełni odbudowanych było, a królewskie dalej w ruinie leżały<text:span text:style-name="EndnoteSymbol"><text:note text:note-class="endnote" text:id="_edn1"><text:note-citation>2</text:note-citation><text:note-body><text:p text:style-name="Endnote">Do dzisiaj niewielu o tym filozofowało. Historycznie,</text:p></text:note-body></text:note></text:span>. <text:s/>Zrobił jednak to, co też i tysiące innych chłopów ze zrujnowanych wsi, dał się zwerbować.</text:p>
      <text:p text:style-name="Textbody">Dobrze na koniu nie jeździł, radził sobie jednak jakoś, więc go do dragonów przyjęto. Dano nędzny przyodziewek, obiecano przed wymarszem nowy. Pieniędzy Szymonowi nie dano, mówiono bowiem, że najsampierw regiment opatrzyć trzeba. Dostał zatem Szymon muszkiet krótki i ładownicę do niego, którą przez jedno ramię na pasku przewieszał, na drugim ramieniu na rapciach zwisała mu zaś szabla. Rankami codziennie ćwiczono go tą szablą robić, w południe zaś muszkiet czyścić, ładować, i strzelać. Po południu kompanie ćwiczyły szyki rozmaite, a to pieszo, a to trochę konno. Mówił też Szymonowi Jan Pliszka, weteran stary, który się - jak powiadał - wreszcie pod prawdziwym wodzem wojować zaciągnął - że walczy się pieszo, a konno się między bitwami przejeżdża. To i wiele innych rad dawał Jan młodym rekrutom, i opowiadał o pochodach i zwycięstwach wielkich z wojen z Moskwą pod panem Pawłem Sapiehą, i z Kozakami pobuntowanymi pod panem Czarnieckim, co całej Ukrainy postrachem był, póki żywota wojując od zmęczenia nie dokonał. Zaczynał zatem tęsknić młody żołnierz za wojaczką, co trudy przynosi,<text:s/>ale i chwałę i przygody, a czasem łup.</text:p>
      <text:p text:style-name="Textbody">Po kilku tygodniach ćwiczeń wydano dragonom nowe, czerwone kolety, nowe buty, spodnie i kołpaczki, uzupełniono amunicję, i wypłacono srebrną monetą żołd za pierwszy kwartał, surowo przykazując wydać go na zaopatrzenie<text:s/>w żywność. Dwa dni później regiment wyruszył. Dalej maszerowały albo konno jechały inne, nowo sformowane regimenty z całej wiernej królowi Rzeczypospolitej. Ciągnęły różnymi drogami w stronę Rusi wśród wzgórz Roztocza. Im bliżej Lwowa, tym gęściej patrolowały na tych wzgórzach oddziały kawalerii koronnej, aby ciekawe oczy szpiegów tureckich czy jakichkolwiek innych z dala od tych pochodów utrzymać. Na jednym z takich wzgórz bacznie na okolicę spoglądał młody, dobrze zbudowany porucznik pancernych wraz ze swoim pocztem. Marszcząc czoło pod misiurką obramowaną kolczugą obserwował niewielki oddział lekkiej jazdy zwanej wołoską, którą dowodził jeszcze porucznik jeszcze młodszy wiekiem, młodzian prawie, drobnej postawy, od ucha do ucha roześmiany.</text:p>
      <text:soft-page-break/>
      <text:p text:style-name="Dialog">- Czołem, panie Starczyński! Cieszę się, że waści znowu widzę - krzyknął młodszy porucznik do dowódcy pancernych.</text:p>
      <text:p text:style-name="Dialog">- Czołem, czołem, panie Ostrowski - odpowiedział starszy porucznik - cieszysz się waść pewno również na wyprawę wojenną.</text:p>
      <text:p text:style-name="Dialog">- I pewno, wreszcie wyprawa na wroga.</text:p>
      <text:p text:style-name="Dialog">- To waści nie zajedno, kogo pierzem? Czy Turków, czy patriotów? - pan Starczyński nie mógł powstrzymać sarkazmu.</text:p>
      <text:p text:style-name="Dialog">- Rodaków bić ciężko, choć patriotów wśród nich nie było, cośmy ich w Poznaniu pogromili. Przeciw majestatowi króla rękę podnieśli.</text:p>
      <text:p text:style-name="Dialog">- W obronie wolności swej stawać przywilejem szlachcica i obywatela jest w tej Rzeczypospolitej.</text:p>
      <text:p text:style-name="Dialog">- Broń na króla albo hetmana wielkiego podnosić w czas wojenny to warcholstwo a i prawie zdrada.</text:p>
      <text:p text:style-name="Dialog">- Jednak król i hetman wielki wojsko w czas wojenny nie na Turka powiódł był, jeno na Poznań.</text:p>
      <text:p text:style-name="Dialog">- Przecie Poznań ten już drugi raz przeciw elektowi większością sejmu na Woli obranemu zbuntował się, i to zdrajców a także posłów z Brandenburgii robota. To jasne po tym, jak znaleźliśmy listy u tych pludraków, co ich potem obwieszono.</text:p>
      <text:p text:style-name="Dialog">- Zawsze tak bywało, że się karmazyni z sąsiady zagranicznymi znosili.</text:p>
      <text:p text:style-name="Dialog">- I do czego to doprowadziło? Do tego że hetman wielki litewski swe wojsko z bitwy wyprowadza, bo jego zagraniczni przyjaciele końca naszej wojny z Turkiem nie chcą?</text:p>
      <text:p text:style-name="Textbody">Starczyński nie miał już odpowiedzi na coraz bardziej zapalczywe argumenty przjaciela. Nie poznawał go prawie, jeszcze niedawno to on tłumaczył młodszemu szlachcicowi meandry polityki. Teraz Ostrowski nie słuchał już, jeno mówił jak Sobieskiego agitator. A zatem nie tylko wolności szlacheckie odebrał Sobieski Starczyńskiemu, lecz również przyjaciela.</text:p>
      <text:p text:style-name="Textbody"/>
      <text:h text:style-name="Überschrift2" text:outline-level="2">Rozdział II</text:h>
      <text:p text:style-name="Textbody">Wreszcie regimenty i chorągwie wszystkie na swoje miejsce jak kawałki układanki wskoczyły. Pan Jabłonowski z zadowoleniem pochylał się nad mapą, jego plan obronny Rusi obrazującą. Przodem, po wschodniej stronie Strypy i Zbrucza, leżały chorągwie lekkie, ruchy przeciwnika rozpoznać mające. Za Zbruczem rozstawiono regimenty piechoty cudzoziemskiej, mocno bronią ognistą nasycone i artylerią lekką wsparte, nieco dalej zaś chorągwie pancerne i husarskie. Główny odwód pod dowództwem Mikołaja Sieniawskiego stał wedle Lwowa. I teraz nadeszło uderzenie wroga.</text:p>
      <text:p text:style-name="Textbody">Krymskie czambuły były tylko cieniem samych siebie sprzed dwóch lat, gdy tę ziemię najeżdżały. Jednak przeszły Podole bez żadnego oporu Lachów, w serca skośnookich grabieżców wstępowała zatem nadzieja w powodzenie tej inwazji. Zostawili na boku dobrze opatrzoną i dzielnie bronioną Trembowlę i kierowali się na Lwów. Tym razem od oblężenia nie odstąpią, obiecywali sobie<text:s/>Tatarzy. Miasto paść musi, i zostanie ograbione. Zanim jednak do Lwowa dotrą, przez liczne rzeki Rusi przeprawić się muszą. Oto Strypa, dość głębokim wąwozem płynąca. Już pierwsze szeregi czambułu w nurt rzeki weszły, już wspinają się na przeciwległą skarpę. Pogonili konie, trzeba wejść na skarpę zanim Lachy, jeśli siedzą na wierzchu, skrzykną się i obronę zorganizują.</text:p>
      <text:p text:style-name="Textbody">Nagle padło kilka strzałów z pistoletów, kilku wojowników spadło w nurty Strypy. Lachy są zatem na górze! Zamieszanie. Lecz krzyki dowódców<text:s/>i odgłos piszczałek pogonił Tatarów. Już cały<text:s/><text:soft-page-break/>torhak wspiął się na skarpę i rozsypał w wachlarz, szukając zaczajonych przeciwników. Lecz przeciwnik nie czaił się wcale, jeno tyły podał - kilkunastu polskich jeźdźców umykało właśnie na zachód. Na nic zdalo<text:s/>się arkanów rzucanie, tak żwawo wróg uciekał. Allach łaskawy, cały czambuł przeprawi się teraz bez problemów.</text:p>
      <text:p text:style-name="Textbody">Rozkaz wyrwał piechotę z popołudniowej drzemki. W takt werbla, poganiane wrzaskiem sierżantów, kompanie wybiegały przed wał obozu, dopiero co<text:s/>wielkim wysiłkiem w promieniach sierpniowego słońca wzniesionego. Peter Pirwitz dźwigał swój muszkiet i widełki do niego w obu rękach i przebiegł obok pikinierów, już wbijających w pylistą ziemię tylce swoich pik. O kilkanaście kroków przed pikinierami stał feldfebel Petera i pokazywał szpontonem muszkieterom, gdzie mają linię swoją ustawić. Tam też ujrzał Peter chmurę pyłu, szybko zmierzającą ku nim od strony rzeki Strypy. To jazda! Peter pomyślał „za późno!”. Była to jednak chorągiew koronnej jazdy lekkiej, która zwolniła przy piechurach, a jej dowódca krzyknął „Tatarów zagon niemały, dwa pacierze za nami!”. Jeźdźcy już wolniej minęli obóz i zniknęli wśród wzgórz ciągnących się w stronę Lwowa.</text:p>
      <text:p text:style-name="Textbody">Peterowi krew dudniła w uszach, ledwo słyszał rozkazy sierżanta, nakazujące muszkiet oprzeć o widełki i podsypać, mimo że sierżant tuż koło Petera, w drugim szeregu muszkieterów, stanął. Chmura pyłu wzniesiona przez lekką jazdę przesłaniała Peterowi widok. Wzrok sierżanta, starego wojaka, dojrzał Tatarów na czas. „Czuj! Cel! Feuer!” Padły rozkazy. Huk, błysk, dym. Dudnienie w uszach przeszło w dzwonienie, usłyszał jednak sygnał werbla nakazujący powrót kontrmarszem za linię pikinierów. Tam ponownie sierżant ustawił muszkieterów w linie przy pomocy wrzasków i szpontona.<text:s/>Peter jak automat rozpoczął nabijanie muszkietu w takt werbla. Pół wieczności później był już gotów, równo z pozostałymi. Sierżant nakazał celować ponad hełmami pikinierów. Teraz dopiero Peter spojrzał w przód i ujrzał pochylonych żołnierzy w półpancerzykach i w hełmach, krzepko trzymających piki, które w tej chwili były jedyną barierą oddzielającą Rzeczpospolitę od hordy. Tatarzy zaś, szara masa jeźdźców w podartych, wełnianych kubrakach, kłębili się przed tą ścianą, co rusz któryś uderzał szablą o pikę,<text:s/>nikt jednak nie miał ochoty na piki się rzucić. „Czuj!” padł rozkaz. Pikinierzy pochylili się jeszcze bardziej. „Cel! Feuer!” Huk, błysk, dym. Obracając się, by zająć miejsce w ostatnim rzędzie muszkieterów, Peter zobaczył że pikinierzy spokojnie jak na paradzie wzięli piki na ramiona i pomaszerowali w tył, w stronę wałów obozu. Przed wałami obrócili się ponownie i ustawili piki w stronę Tatarów. Ci jednak nie palili się do natarcia, zwłaszcza że każda salwa muszkieterów zwalała kilku jeźdźców i koni. Każdy<text:s/>rząd muszkieterów, oddawszy salwę, brał broń i szedł stawać się ostatnim rzędem i nabijać. Wszystko to, strzelanie, podnoszenie muszkietu i widełek na ramiona, maszerowanie, i liczne ruchy nabijania wykonywane było w takt werbla bez rozkazu, jak to ćwiczono tysiące razy w ciągu ostatnich kilku miesięcy. Peter teraz już widział w tym wszystkim ład i rękę pułkownika Stanisława Morsztyna, który bacznie obserwował sytuację znad bramy obozu.</text:p>
      <text:p text:style-name="Textbody">Ujrzał wreszcie pan Morsztyn jako pierwszy, a po nim jego na dole walczący żołnierze, nowe obłoki kurzu, szybko przemieszczającą się jazdę zwiastujące. Od drugiej linii kordonu lwowskiego wsparcie jazdy koronnej nadchodziło. Jazda ta rozdzieliła się na dwie grupy, z dwóch stron obóz piechoty obiegające, i z dwóch stron na Tatarów uderzyć mające.</text:p>
      <text:p text:style-name="Textbody">Zanim to jednak nastąpiło, Tatarzy chwycili za arkany. Patrzył Peter z przerażeniem na tę broń, o której historie starsi żołnierze opowiadali ku przestrodze młodszym. Tatarzy nawet pokonani chętnie wyłuskiwali z szyków polskich a to oficerów, aby okup później za nich uzyskać, a to żołnierzy, aby ich na niewolę okrutną przedać. Teraz poszybowały arkany w stronę pikinierów, przed Petera i innych muszkieterów wysuniętych. Piki uniosły się nieco w górę. Sznury arkanów o drzewce pik się obiły i nieszkodliwie na ziemię spadły. <text:s/></text:p>
      <text:soft-page-break/>
      <text:p text:style-name="Textbody">Starczyński na czele swej chorągwi pancernej dał sygnał do przejścia w galop. Palił się do starcia z tym przeciwnikiem, wrogiem prawdziwym. Dość już się z wrogiem wewnętrznym, jak to ten wierny hetmana sekundant Ostrowski nazwał, nawojował. Dość już walki ze szlachcicami dobrymi, uzurpatora nieuznającymi. Pragnął teraz zmiażdżyć Tatarów i wszystkich innych wrogów Rzeczypospolitej, aby potem porządek w niej zaprowadzić, stare dobre prawa przywrócić i uzurpatora pokarać.<text:s/>Tak, bić Tatarów! Ci podali tyły i z miejsca galopem rzucili się w stronę Strypy. Rzeka letnimi upałami zmniejszona znacznie, lecz jej wąwóz dość głęboki tylko w niewielu miejscach do przeprawy szybkiej się nadawał, i do tego właśnie miejsca Tatarzy zmierzali. Wzdłuż wąwozu jednak drogę im zabiegła cwałem chorągiew lekka, wołoska. Znowu ten Ostrowski pierwszy!</text:p>
      <text:p text:style-name="Textbody">Konie chorągwi wołoskiej jeszcze temu ostatniemu wysiłkowi z trudem podołały. Po całym dniu upalnym zwiadu wzdłuż Strypy, po ucieczce przed Tatarami<text:s/>pozorowanej, i po rozwiezieniu meldunków i rozkazów po jednostkach w okolicy rozlokowanych ustawały już i drugie, zmienione wierzchowce. Na spienionych koniach wjechali więc wołosi w nurt Strypy, rozcinając gromadę uciekających Tatarów. Pierzchło zmęczenie polskich jeźdźców, gdy wroga wreszcie po długim pościgu dopadli, i gromili straszliwie, z jednej strony wołosi, z drugiej pancerni. Ostrowski rzeź wreszcie powstrzymał i kilku choć żywcem brać kazał, by ich wojewodowi Jabłonowskiemu obroną Rusi zawiadującemu podesłać. Będzie on na pewno z języka zadowolony.</text:p>
      <text:p text:style-name="Textbody">Tak, Jabłonowski miał powody do zadowolenia pochylając się nad mapą. Jego taktyka łączenia ofensywnego rozpoznania z obroną umocnionych pozycji piechoty przyniosła zdecydowne wyniki. Liczył rozbite torhaki i odparte czambuły, i starał się z intensywności walk wywnioskować, gdzie kierują się siły sułtańskie, przeciwnik poważniejszy niż Tatarzy. Liczył jednak też salwy oddane przez swój lud ognisty i przez armaty, i z troską myślał o coraz wolniej dochodzących do Lwowa uzupełnieniach amunicji.</text:p>
      <text:p text:style-name="P12"/>
      <text:p text:style-name="P13">* <text:s/>* <text:s/>*</text:p>
      <text:p text:style-name="Textbody"/>
      <text:p text:style-name="Textbody">Pogoda psuła się coraz bardziej nad Kanałem La Manche i kapitan de Gourdant chciał wreszcie wiedzieć, kiedy następnego rejsu do Gdańska spodziewać się przyjdzie. Wszak okręty przygotować trzeba, a jeśli pora zimowa na Bałtyku ich zastanie, to i wyposażenie warsztatowe trzeba by mieć ze sobą, i materiały szkutnicze. W przypadku konieczności napraw trudno na coś liczyć w tych wschodnich krajach. Ponury z natury de Gourdant chmurzył się coraz bardziej, w miarę<text:s/>jak na niebie chmury jesienne gęstniały. Poczucie obowiązku wobec spodziewanej wyprawy kazały mu szukać pułkownika de Beaulieu, który najpewniejsze informacje co do rozkazów spodziewanych dostarczyć mógł. Wrodzony upór kapitana doprowadził go do odpowiednich drzwi w Sekretariacie Marynarki w Paryżu, gdzie w tajnym gabinecie tajny urzędnik wyjawił w zaufaniu, w której knajpie w Rouen pan pułkownik de Beaulieu w nowej tajnej misji aktualnie wino popija.</text:p>
      <text:p text:style-name="Textbody">Pojechał zatem de Gourdant do Rouen.</text:p>
      <text:p text:style-name="Textbody">Prawie nie poznał pułkownika, żadnych oznak swojego stopnia czy nawet służby królewskiej nienoszącego, ten jednak skinął od razu na niepewnie po karczmie rozglądającego się kapitana. Nie chciał mianowicie powodować większego zainteresowania przybyszem, odstającym raczej znacznie od stałych bywalców karczmy, do której marynarze z podlejszych statków częściej niż oficerowie wojennej marynarki królewskiej zaglądali.</text:p>
      <text:p text:style-name="Dialog">- Panie Kapitanie – zaczepił błądzącego – Kurs pan Kapitan zgubił na Sekwanie?</text:p>
      <text:soft-page-break/>
      <text:p text:style-name="Dialog">- Kurs zgubiłem na burzliwych wodach polityki, trudniejszych w nawigacji niż trasy morskie – odparł de Gourdant dosiadając się.</text:p>
      <text:p text:style-name="Dialog">- Na politykę wyprawił się Pan Kapitan? Wielce niebezpieczna to wyprawa, lepiej zostawić ją dla bardziej na tych szlakach obytych.</text:p>
      <text:p text:style-name="Dialog">- Nie zamierzam wpływać na Panu<text:s/>Pułkownikowi lepiej niż mi znane wody. Jednak wiedzieć mi trzeba, kiedy nam rejs następny do Gdańska wypadnie, gdyż na sezon zimowy okręty przygotować muszę. Albo wypłyniemy w dniach najbliższych, albo na sztormy zimowe szykować przyjdzie nam przed rejsem<text:s/>– już bez upiększeń wyjaśnił de Gourdant.</text:p>
      <text:p text:style-name="Dialog">- Ani w dniach najbliższych nie wypłyniemy, ani grudniowych sztormów na Bałtyku w tym roku nie obaczycie – ostrożnie rzekł de Bealieu.</text:p>
      <text:p text:style-name="Dialog">- Dla porządnie przygotowanego okrętu nie są te sztormy przecie straszne. Marynarzom takie sprawy zwyczajne, a w sytuacji naprawdę trudnej schronić się w przyjaznych szwedzkich portach możemy.</text:p>
      <text:p text:style-name="Dialog">- Nie dlatego, abym się narazić okręty i marynarzy dzielnych Jego Królewskiej mości obawiał rezygnujemy z tych wypraw. Nie mamy, aktualnie, celu w wyprawie do Gdańska.</text:p>
      <text:p text:style-name="Dialog">- Ależ jak to, nowego sojusznika ostawimy?</text:p>
      <text:p text:style-name="Dialog"><text:span text:style-name="T14">-<text:s/></text:span>Uciszcie<text:span text:style-name="T15"><text:s/>się,<text:s/></text:span>de Gourdant! – syknął kapitan - nie dla zwykłych marynarskich uszu to sprawy. Powiem wam jedno, że sojusznik nasz nadal z drugim sojusznikiem wojuje, i dopóki to trwa, na<text:s/>wsparcie nasze obaj poczekać muszą.</text:p>
      <text:p text:style-name="Dialog">Zamyślił się pan de Bealieu.</text:p>
      <text:p text:style-name="Dialog">- Mówicie: Bałtyk, myślicie: Szwecja - powiedział powoli do kapitana - trzebaby Szwecję...</text:p>
      <text:p text:style-name="Textbody">Tu przerwał. Nie mógł przecie opowiedzieć o pomyśle intrygi nowej, jaki u niego zakiełkował. Intrygi<text:s/>mającej również Szwecję do konfliktu wprowadzić mającą. Bo jeśli nie Rzeczpospolita elektora Brandenburskiego walką związać miała, aby ten w Alzacji nie bruździł, to może chociaż Szwecja, pamięć o której wśród Niemców ćwierć wieku po Wojnie Trzydziestoletniej nadal żywa była. Ale czy to dobrze, Szwecję zdobyczami nowymi w Niemczech tuczyć? Do Szczecina i Meklemburgii co jeszcze dołożyć można, by sojusznik ten za silny nie był? Może lepiej niech Rzeczpospolita się za tę wojnę weźmie, w nagrodę Prusy zgarnie<text:s/>i potencjalnie przeciwwagą dla Szwecji będzie. Gdybyż wreszcie ci uparci Polacy zakończyli tę nikomu niepotrzebną wojnę z Turcją... Teraz trzeba i w Szwecji podbesztać, i Polaków w orbitę Króla-Słońce wprowadzić... Dużo pracy tej jesieni.</text:p>
      <text:p text:style-name="Dialog">- Popłyniesz, kapitanie do Gdańska. Weźmiesz na pokład pana de Bethune, który misję nową a pilną w Polsce odbywać będzie. Potem przygotujesz okręty do rejsów zimowych. Ja w Paryżu z ministrem Pompone rozmówić się muszę, lecz sądzę że zimą razem w rejs udamy się.</text:p>
      <text:p text:style-name="Dialog"/>
      <text:p text:style-name="P16"/>
      <text:p text:style-name="P17">* <text:s/>* <text:s/>*</text:p>
      <text:p text:style-name="Textbody">"Wielce moja życia a serca pociecho... Jakież to wieści niedobre, a raczej ich brak od WMci Serca mego krewnych i znajomych, jako że gotowizny przyobiecaney mi nieprzysyłają. Przecie nie dlatego, iż Jego Wysokości w skarbcu brakuje, bo mu brakuje, dla wojen i innych turbacyj, ale tyle co mi przyobiecał zawsze wysłać może, bo więcej trawnik jeden u niego w Versalu kosztuje niźli to wsparcie dla nas. <text:s/>Musi to być, że JKMć Ludwik wojny naszej z Turkiem wspierać nie chce. My ją przecież zakończyć musim, a jak<text:s/>tu o kończeniu myśleć, pieniądza nie mając. Jeszcze JMć pan Podskarbi w Warszawie rezerw ostatnich gotowizny dobywa, z tego co nam do tej pory przysłano, jednak pono, że więcej w pałac swój nowy wedle Kabat łoży, a mi grosze nędzne odsyła. A Kątski jenerał<text:s/>artyleryi wielce teraz pieniędzy potrzebuje, bo we Lwowie działa ostatnie szykuje, którymi Bar<text:s/><text:soft-page-break/>i Kamieniec oblegać będziemy. Insze wojska już w pole wyszły, i ja za nimi wyjeżdżam dzisiaj. Śpiesznie nam trza wojować albo li też głodować, bo choć pora po żniwach iest, to ludzie tej krainy odeszli..."</text:p>
      <text:p text:style-name="Textbody"/>
      <text:p text:style-name="Textbody">Kraina, którą Ostrowski z grzbietu wierzchowca oglądał, była prawie wyludniona. Już od Lwowa na wschód wioski często puste stały, za Strypą zaś osady ludzkie znikły zupełnie. Od nieszczęśliwego roku 1648 tyle<text:s/>wycierpiała ta ziemia z rąk tatarskich, lecz nade wszystko z rąk bratnich, kozackich i polskich, po rajdach pana Czarneckiego, dziś nieprzejednanego Sobieskiego wroga, spokój na Ukrainie zaprowadzono, lecz był to spokój cmentarny. Po tym uspokojeniu zaś, nim o osiedlanie chłopów i odbudowa miasteczek na dobre zaczęły się, zwaliła się nawała kolejna, tatarsko - osmańska. Nieliczne jeno osiedla, stanice wojskowe bardziej przypominające, jako to Husiatyń<text:span text:style-name="T18">, ...,</text:span><text:s/>wśród stepu uparcie trwały. Teraz zaś, Ostrowski rozważał, ani głowy gdzie skłonić, ani języka gdzie dostać. A przecie jego, Ostrowskiego chorągiew miała być oczami i uszami podjazdu, jaki pan Sieniawski na Podole wysłał. Sam zaś z piechotami metodyczniej od Trembowli za podjazdem postępował, w tych dniach pod Husiatyń docierając. Podjazd zaś, pod dowództwem pana Gabriela Silnickiego, kasztelana czernihowskiego, znieść miał wszystkie wrogie czaty aż po Kamieniec i w ten sposób pochód armii całej koronnej otworzyć. Prędko posuwali się pancerni i husarze pana Silnickiego, bagażami nie obciążeni. Jeszcze chyżej przed nimi biegała jazda lekka pana Ostrowskiego i dwie inne jeszcze chorągwie, rankiem wczesnym prosto w brzask wstającego słońca wyjeżdżając, a wieczorem po jarach zapadając.</text:p>
      <text:p text:style-name="Textbody">Pewnego południa zaś do chorągwi Ostrowskiego dołączyli pancerni Starczyńskiego, a wraz z nimi sam pułkownik, pan kasztelan Silinicki, który tak oto przemówił:</text:p>
      <text:p text:style-name="Dialog">- Pisze mi pan Sieniawski, że wziął Husiatyń, cotośmy kilka dni temu ostawili z tyłu z bisurmańską załogą w spokoju dla obronności miejsca swego. Oto pan Sieniawski Husiatynia nie dobywał, jeno Turcy sami mu się poddali. Widzicie waszmościowie, duch w armii wrogiej po zeszłorocznych wiktorjach naszych upadł. <text:s/>Zatem idźmy teraz prosto na Kamieniec, nie oglądając się i nie zatrzymując więcej, niźli to dla koni a ludzi umęczenia potrzebne. Kamieniec w ręce nasze dla impetu naszego niech wpadnie!</text:p>
      <text:p text:style-name="Textbody">Ruszyli zatem, lekkie chorągwie z pancernymi przemieszane, a dalej pancerne z husarskimi. Lecieli tak przez Podole, patrole tatarskie bez reszty znosząc, aby baszy w Kamieńcu wiedza o niebezpieczeństwie nie doszła. I stało się tak, że gdy pewnego ranka po nocnej kawalkadzie wypadli na łąki nad Smotryczą, ujrzeli w dali bramę Kamieńca szeroko otwarte, a przed bramą szeroko rozpostarty obóz<text:s/>pełen niczego niespodziewających się Tatarów. Liczne stada koni i bydła pasły się nad rzeką, zaraz zagarnęli je polscy pachołkowie. Ostrowski, Starczyński na czele swych żołnierzy, na karkach tatarskich pastuchów do obozu wpadli i siec zaczęli kogo popadnie. Zaraz jednak przypadł do nich pan Silnicki, „tam! Naprzód!” wołając i na bramę miasta wskazując. Zostawiając zatem obóz tatarski, chorągwie koronne w Bramę Ruską wpadły, bezlitośnie siekąc tych Tatarów, którzy w fortecy ocalenia szukać chcieli. Lecz za<text:s/>to Tatarzy w obozie, chwilowo od widoku wzniesionych nad sobą szabel polskich uwolnieni, odwagę swoją odnaleźli, a widząc Lachów w długi wąż wyciągniętych, w bok ich zaatakowali. Pietrek Ostrowski padł ze swoim koniem, koń pana Stefana zginął przebity tatarskim dzirytem. Jego samego uratował pan Starczyński, szablą Tatara na odlew dzieląc. Husarska chorągiew, bez skrzydeł i kopii, śmiałym natarciem w ciżbę Krymców powstrzymała, impetem swoim wrogów powalając i koncerzami okrutnie ich bodąc. Tymczasem jednak w ciemnych czeluściach bramy miejskiej zabłysły wystrzały: to janczarzy się wreszcie odnaleźli! Zaraz też polscy jeźdźcy, którzy już bramę przekroczywszy na ostrzał ze wszech stron wystawieni byli, z miasta w pośpiechu wycofali się, nielicznych poległych<text:s/>pozostawiwszy.</text:p>
      <text:soft-page-break/>
      <text:p text:style-name="Dialog">- Ej, żebyśmy to choć jedną rotę dragonii mieli, choć malutką, to już byśmy Kamieniec zdobyli - pieklił się pułkownik Silnicki, czapkę swą na ziem rzuciwszy i pięści do skroni nagiej przykładając.</text:p>
      <text:p text:style-name="Dialog">- I co by ta jedna mała rota uczyniła? - pytał pan Ostrowski, ocknąwszy się w zajeździe w Oryninie, gdzie rannych z bitwy <text:s/>kamienieckiej złożono.</text:p>
      <text:p text:style-name="Dialog">- Jedna nawet rota dragonii, obóz tatarski obsadziwszy, imże nie pozwoliłaby się zebrać i nas w bok zażyć. Tatarzy przecie na ogień broni palnej całkiem<text:s/>nieodporni, i tego ognia nam zabrakło. <text:s/>Byśmy zaś ataku nie przerywali, tedy janczarzy też by się nie opatrzyli przy bramie jeno do zamku by zmykali. Bramę zdobywszy, łacno byśmy ich do zamku ścigając przetrzebili, więc i załoga zamku nie byłaby wzmocnioną, jeno raczej tłumem przerażonym i gębami do wyżywienia osłabioną - rzekł pan Starczyński, który nad zdrowiem Ostrowskiego czuwał.</text:p>
      <text:p text:style-name="Dialog">- Jakże to, jazdą po mieście nacierać?</text:p>
      <text:p text:style-name="Dialog">- Bo takie tam i miasto. Waćpan nie wiesz, boś prawie pod bramą ducha wyzionął, mnie jednak towarzysze pancerni opowiadali że i połowy domów w tym mieście nie masz, same place puste po wyburzonych jeszcze za oblężenia budowlach. A i mury i miejskie i zamkowe nadwątlone tamtym oblężeniem, mogliśmy z marszu próbować dobyć, jakby się obrońcy nie opatrzyli. Z zamku nawet do nas nie strzelano, widno nieopatrzony on.</text:p>
      <text:p text:style-name="Dialog">- Fortecę dobywać kawalerią?</text:p>
      <text:p text:style-name="Dialog">- To waćpan jeszcze nie widział, jak dzielnie husarze nasi spieszeni fortyfikacje dobywają. Przecie nie tylko z konia szablą robić umieją. Szyszak i pancerz przeciw kulom<text:span text:style-name="Endnotenzeichen"><text:note text:note-class="endnote" text:id="_edn2"><text:note-citation>3</text:note-citation><text:note-body><text:p text:style-name="Endnote">Zwłaszcza przeciw tureckim. Rzeczywiście, husaria spieszona niejednokrotnie o szturmie fortec rozstrzygała, również dzięki swemu znakomitemu - i pod koniec XVII wieku wyjątkowemu - uzbrojeniu ochronnemu.</text:p></text:note-body></text:note></text:span><text:s/>i w polu, i przy fortecy jednako<text:s/>dobrze ochroni.</text:p>
      <text:p text:style-name="Dialog"/>
      <text:p text:style-name="Textbody">Basza Kamieńca Helil całą noc przeleżał w Katerdrze św. Piotra i Pawła zamienionej na największy meczet miasta, dziękując Allahowi za ocalenie zupełnie niespodziane. Niespodzianym był przecież atak, przez uprzednie dwa tygodnie nie dochodziły bowiem do beja żadne wieści od zwiadów w stronę wojsk Rzeczypospolitej wysyłanych. Teraz pojął basza, że siła straszna na jego, ledwo co na nowo obwarowaną, fortecę się zwala. Na bastion najbardziej północny sułtana, całego islamu kalifa. Wezwał zatem<text:s/>wszystkie jednostki okoliczne, aby do fortecy przybywały i jej obronę wzmocniły. Niewiele oddziałów wykonało ten rozkaz w ciągu ostatnich dwóch tygodni. Oddziały małe nie przybywały wcale. Oddziały duże przybywały bez wystarczającego zaopatrzenia, poszarpane w bojach z Lachami, o zawziętości niezwykłej zwłaszcza lekkiej kawalerii przeciwnika opowiadając.</text:p>
      <text:p text:style-name="Textbody">Pan Ostrowski, szybko dla wieku swojego z ran, a więcej z poturbowania ozdrowiwszy, do nóg się panu Starczyńskiemu rzucił, i tak, gąsiorek niejeden osuszywszy, przyjaźń swoją odnowili. Że zaś pan regimentarz Silnicki, pismo od hetmana wielkiego i króla w jednej osobie niezbyt przyjemnie napisane otrzymał, rzucił on tedy kawalerię swoją w rajzy dookoła Kamieńca, chcąc twierdzę od świata i od zaopatrzenia odciąć, tak i przyjaciele wiele razem przygód odbyć mogli. Tak przeprawiwszy się przez Dniestr wezbrany na multańską stronę, drogami Wołochom niektórym pana Ostrowskiego znanymi, transporty przejmowali i niszczyli. Szczególniej pan Wiszinoiu, Wołoch prawdziwy<text:s/>od dwóch lat w chorągwi Miączyńskiego służący, znał drogi, jary i wąwozy tutejsze, rodzinę bowiem miał w spokojniejszych czasach wedle Chocimia, choć sam z południa pochodził. Ufał mu też pan Ostrowski, bo razem niejedno już przeszli, a to dziewki bałamucąc, a to Tatarów gromiąc, a to szlachtę warcholącą do porządku przywodząc, a to zdrajców magnatów i ich pachołków na Woli siekąc. O tam ostatnim wolał pan Ostrowski nie pamiętać, jednak i on i pan Wiszinoiu hetmana wielkiego nad życie kochali i radzi byli,<text:s/>że go królem zwać mogą.</text:p>
      <text:soft-page-break/>
      <text:p text:style-name="Textbody">Takich Wołochów prawdziwych niewiele było w wojsku Rzeczypospolitej, nawet w chorągwiach zwanych wołoskimi, choć dawniej na nich - i na Tatarach - lekka kawaleria polegała. Oto bowiem w czasach nawały szwedzkiej szlachta polska zbiedniała i na poczty porządne dla górniejszych znaków pozwolić sobie nie mogła. Zresztą, dawny król Jan Kazimierz, niedawno przecie zmarły w dalekich krajach<text:span text:style-name="Endnotenzeichen"><text:note text:note-class="endnote" text:id="_edn3"><text:note-citation>4</text:note-citation><text:note-body><text:p text:style-name="Endnote">Abdykowawszy, przebywał we Francji. Zmarł na wieść o zdobyciu Kamieńca przez Turków.</text:p></text:note-body></text:note></text:span>, żołnierzom<text:s/>nie-Polakom i nie-Litwinom po doświadczeniach smutnych<text:span text:style-name="Endnotenzeichen"><text:note text:note-class="endnote" text:id="_edn4"><text:note-citation>5</text:note-citation><text:note-body><text:p text:style-name="Endnote">Np. w 1648 roku wszyscy Rusini służący w wojskach komputowych i prywatnych przeszli na stronę Chmielnickiego. Oznaczało to, że nagle wojska koronne pozbawione zostały całej dragonii i wielkiej części<text:s/>piechoty. Dopiero Sobieskiemu udało się, historycznie, ubytek ten odtworzyć.</text:p></text:note-body></text:note></text:span><text:s/>panowania swego ufać nie kazał. Jednak przydał się tutaj pan Wiszinoiu i jego ziomkowie, gdy się u chłopów mołdawskich o transportach do Kamieńca wywiadywał. Transporty te miały<text:s/>zawsze eskortę z pieszych janczarów oraz z Tatarów Białogrodzkich. Ci jednak niechętnie na tę wojnę poszli. Oto wywiedział się pan Wiszinoju, że transport pewien niemały, zupełnie bez eskorty tatarskiej, z samymi tylko janczarami przez Mołdawię przechodzi.</text:p>
      <text:p text:style-name="Textbody">Ostrowski ścisnął kolanami konia i skręcił pomiędzy drzewami w kierunku traktu. Wiedział że stajanie za nimi to samo robiła chorągwie pancerna pod panem Starczyńskim, biorąc transport i jego eskortę w kleszcze. Gdy już przez rzedniejące drzewa widział drogę a za nią przeciwległe zbocze, wyciągnął nabity pistolet i strzelił w kierunku janczarów, bodąc konia jednocześnie piętami. Cała chorągiew lekka podskoczyła jednocześnie galopem i wyłoniła się tuż przed zaskoczoną eskortą. Janczarscy muszkieterowie dmuchnęli na swe lonty, i krzepko trzymając ciężkie muszkiety w rękach, oddali chaotyczną salwę w kierunku przelatującej przed nimi konnicy, lecz ta będąc w pełnym pędzie minęła ich już i na ścianę wąwozu się wspinała, w tym miejscu łagodniejszą. Ledwo przebrzmiał huk tureckiej salwy, zabrzmiały pistolety drugiej chorągwi lekkiej, dotąd w chaszczach czekającej. Teraz muszkieterowie na tył konwoju pobiegli, aby w spokoju nabijać, inni zaś między wozami stanęli, berdyszami się zastawiając. Jednak z gąszczy za konwojem obie pancerne chorągwie w pędzie pełnym wypadły, w wąski a długi szyk ustawione, i siekły bezlitośnie janczarów. Ci nie mając się czym bronić, muszkiety rzucali i w panice przed siebie uciekali, a to między wozy, a to na czoło konwoju, tam zaś szyk tyh, co z berdyszami stali, mieszając. Widząc to, chorągwie lekkie od czoła konwoju zaatakowały. Tumult straszny zapanował, wrzaski takie że koniom uszy się kładły. Stojąc w strzemionach siekł szablą z góry pan Ostrowski janczarów. Unosząc się i opadając dla<text:s/>większego impetu siekł z drugiej strony pan Starczyński, pomnąc tylko, by nie w same czapy wysokie walić, jeno po ramionach. Już za chwilę nie było już z kim walczyć.</text:p>
      <text:p text:style-name="Textbody">Nieliczni piechurzy w las pouchodzili, a polscy oficerowie ścigać nie kazali, aby porządek zachować w kraju obcym będąc. Zaraz też wzięto się wozy przez Turków transportowane rozpruwać. Oprócz chudoby niewielkiej, do oddziału janczarów należącej, wielkie zapasy prochu na wozach znaleziono, Kamieniec zaopatrzyć mające. Nabrano tedy prochu tyle, ile się dało, lecz część większą na wozach zostawić z sercem ciężkim trzeba było. Komunikiem trudnym było do wojsk swoich i poprzez Dniestr wozy ładowne ciągać, podpalono je przeto, aby proch ten bisurmanowi nie służył. Udały się prędko w drogę dalszą chorągwie, aby wojska tureckie jakieś większe, pożarem ściągnięte, ich tu nie osaczyły.</text:p>
      <text:p text:style-name="Textbody">Wieść o zablokowaniu Kamieńca rozniosła się po całej armii koronnej i zachwyt wywołała. Żywiej zaraz też maszerować oddziały poczęły, wierząc wreszcie w rychły koniec kampanii. Król i hetman Sobieski jednak zadowolony nie był. Skrycie był na zdobycie fortecy z marszu był liczył, teraz bowiem na nużące oblężenie gotować się musiał - podciągnąć piechoty i działa, zwłaszcza te większe, i zaopatrywać to wszystko nie było łatwo<text:s/>poprzez krainę zrujnowaną, przy zbliżającej się zimie. A i Francuzi na rychłe zakończenie kampanii nastawali. Osmanom pomagać przestali, na razie, lecz i Sobieskiemu pomoc finansową wstrzymano, teraz właśnie, gdy i na Podolu walczył, i w Wielkopolsce tumulty szlacheckie gromić musiał, i na Litwie z buntem otwartym Paca radzić sobie musiał.</text:p>
      <text:p text:style-name="Textbody"><text:s/></text:p>
      <text:soft-page-break/>
      <text:h text:style-name="P19" text:outline-level="2">Rozdział III</text:h>
      <text:p text:style-name="Textbody">Tymczasem hetman wielki litewski, po nieudanym na Wilno ataku i przegranej potyczce pod Nieświeżem, do Kowna wycofał się i miasto porządnie obwarował. Tam<text:s/>także rozwinął pracowitą działalność pisarską, liczne uniwersały i wezwania do szlachty litewskiej pisząc, aby władzy nieprawanie obranej obywatele nieposłuszeństwo okazali i przy nim się kupili. Wojska litewskie - swoje prywatne, a również komput - zaklinał, by się przy nim, obrońcy praw i swobód, opowiedziały. Bardziej jeszcze intensywnie korespondował z magnatami litewskimi, królewskie dążenia do absolutum dominium i zamach na wolność Litwy (a przede wszystkim na majątki magnackie) przedstawiając. Wreszcie wezwał szlachtę wszelką do swego majątku w Widzach za Kownem, aby konfederację przeciw tyranowi a w obronie wolności Litwy zawiązać.</text:p>
      <text:p text:style-name="Textbody">Przyjechali zatem przedstawiciele sejmików z województw przeciw królowi zbuntowanych. Przyjechali stronnicy Paców z całej Litwy i ci, którzy się w ich łaski wkupić chcieli. Liczni wielmoże litewscy przyjechali również, a zatem pan wojewoda trocki Marcjan Ogiński, generał artylerii litewskiej Marcin Korwin Gosiewski, Pacowie wszyscy co przy życiu pozostali, a nade wszystko<text:s/>zaś Benedykt Sapieha, senior rodu o prymat na Litwie z Pacami walczącego.</text:p>
      <text:p text:style-name="Textbody">Znów okazało się, że dumnych magnatów jedynie sprzeciw wobec Sobieskiego łączy, wszystko zaś inne prawie dzieli. Zaczęły się tedy dyskusje, j<text:span text:style-name="T20">aki kurs wobec wydarzeń na sejmie<text:s/></text:span><text:span text:style-name="T21">elekcyjnym przyjąć</text:span>. By dyskusje na sobie przydatne wrócić tory, hetman Pac zajął uczestników sprawami polityki zagranicznej, jaką miał zamiar król Sobieski prowadzić:</text:p>
      <text:p text:style-name="Dialog">- Sobieski z Francuzką ożeniony, z Królem Słońce trzymać będzie i nasz alians z Habsburgiem zniszczy. Wojnę z Turkiem chce już teraz bez Cesarza zakończyć, starą sprawę lenna Prus Książęcych odgrzebać i przyjaciela naszego, choć heretyka, elektora Brandenburskiego obraża. To są wszak tylko mrzonki o własnej polityki prowadzeniu, to megalomania, dla Rzeczypospolitej niebezpieczna. To się nie spodoba Cesarzowi, który wszak cywilizacji i wiary katolickiej emanacją jest. Razem z nim politykę prowadzić trzeba, nie przeciw niemu. Może coś z takiej współpracy wyniesie Rzeczpospolita, jeśli Cesarz łaskaw będzie.</text:p>
      <text:p text:style-name="Textbody">Tak perorował pan hetman wielki litewski, "zaś na pewno wzbogacą się na niej kiesy sojuszników Cesarza", dodając w myśli. Odrzekł mu generał Gosiewski:</text:p>
      <text:p text:style-name="Dialog">- oto co się dzieje, gdy Polacy Piasta na tron obierają. Alianse na szwank wystawiają, prawa<text:s/>narodu szlacheckiego depczą, unię z Lublina ryzykują. Polacy rządzić się nie potrafią. Już lepiej księcia zagranicznego na króla obrać. Ten będzie musiał na nas polegać i praw naszych przestrzegać. A jeśli też to jaki krewny Cesarza będzie, to i na pomoc Cesarstwa liczyć będziem mogli. Cesarz gwarantem praw naszych tedy zostanie, a my jakoby częścią imperium czuć się będziemy mogli.</text:p>
      <text:p text:style-name="P22">Tu będzie tyrada na temat zalet utraty niepodległości na rzecz imperium.</text:p>
      <text:p text:style-name="Textbody">Wstał teraz wojewoda trocki, Marcjan Ogiński, posesjonat możny i daleki hetmana Paca krewny.</text:p>
      <text:p text:style-name="Textbody">- o protekcji cesarskiej waszmość mówisz. Cesarz daleko od Litwy, co w sytuacji pokoju przydać nam by się mogło. Teraz jednak Litwa pomocy potrzebuje, by z tyranem walczyć. Któż skuteczniej wesprzeć nas może niźli car moskiewski? Pisał pono do niego Sobieski alboli też Morsztyn, aby się do spraw elekcji teraźniejszej car nie mieszał. Jednak ja mówię, poprośmy my go aby się wmieszał. To ambitny pan, który swego ruszyć nie da. Jemu już wszak za Jana Kazimierza koronę obiecano. Pokłońmy mu się, a on na pewno protekcję swoją nad nami roztoczy, praw naszych nie uszczuplając, boć przecie nas potrzebuje.</text:p>
      <text:soft-page-break/>
      <text:p text:style-name="Dialog">- cóż wybrać? - ozwały się głosy - wschodnią czy zachodnią protekcję nad ojczyzną naszą? Cesarz łaskaw, i car łaskaw...</text:p>
      <text:p text:style-name="Textbody">Przemówił zatem ponownie hetman wielki litewski:</text:p>
      <text:p text:style-name="Dialog">- oto cesarz świętego cesarstwa rzymskiego Europę wokół siebie jednoczy. Hiszpania, Niderlandy, Brandenburgia po jego są stronie.</text:p>
      <text:p text:style-name="Dialog">- z Elektorem Brandenburskim, ze zdradzieckim lennikiem naszym bratać się nam, mości hetmanie, każesz? - wtrącił Benedykt Sapieha - dużo od nas wymagasz.</text:p>
      <text:p text:style-name="Dialog">- Narodowe interesa, partykularne, polskie, odłożyć nam trzeba. Nikt nas nie pytał, czy chcieliśmy bać Polakami. Jak waszmościowie widzicie, cesarz odłożył uprzedzenia religijne na bok i w walce przeciw tyranii francuskiej zajedno katolików jak i ewangelików jednoczy. Prawdziwie uniwersalny to cesarz. Mając wzór cnót takich, my domniemanych przewin sąsiadów naszych wciąż wypominać nie możem. To kultywowanie nikomu niepotrzebnych resentymentów. Zjednoczmy się z cesarzem w walce z tyranią również naszego polskiego tyrana. To on szuka wrogów zewnętrznych, aby tyranię swą umocnić. Dlatego tyran będzie realizował politykę zagraniczną w oparciu o narodowy podział Europy. Czas jednak tożsamość narodową zastąpić tożsamością socjalną, poczuć wspólnotę z naszymi braćmi szlachtą z cesarstwa, którym tak bardzo zagraża absolutyzm Francuzów czy Sobieskich.</text:p>
      <text:p text:style-name="Textbody">Tu przerwał i spojrzał w twarze zgromadzonego narodu szlacheckiego. Wąsate oblicza Sarmatów z pewnym niezrozumieniem wpatrywały się w perorującego hetmana.</text:p>
      <text:p text:style-name="Textbody">Benedykt Sapieha rzekł cicho do koniuszego litewskiego Franciszka Sapiehy, brata swego młodszego, stojącego z nim razem:</text:p>
      <text:p text:style-name="Dialog">- Dziwna jest ta mowa i nic dobrego Litwie, ani nam, nie przyniesie. Przed<text:s/>carem Moskwy korzyć się, co to za pomysł. Trzymając się z Sobieskim, wreszcie straty z Moskwą poniesione powetować możemy, a i od Elektora co nieco skubnąć się uda. Lepiej więc trzymajmy z nim, gdy pychy Pacowskiej będzie ucierał - nie stracimy na tym.</text:p>
      <text:p text:style-name="Textbody">I<text:s/>tak Sapiehowie opuścili obrady konfederacji litewskiej w Widzach. Generał Gosiewski, widząc to, spytał hetmana Paca głosem przyciszonym:</text:p>
      <text:p text:style-name="Dialog">- Przejdą do Sobieskiego. Nie powstrzymamy ich?</text:p>
      <text:p text:style-name="Textbody">Hetman potoczył wzrokiem po tłumie szlachty, ciekawie wyglądającej, czy<text:s/>zacni karmazynowie za łby się będą brali jak szaraczkowie w karczmie na zaścianku. Rzekł zatem:</text:p>
      <text:p text:style-name="Dialog">- Możni panowie pychę swą nad pomyślność stanu naszego szlacheckiego, nad dobro ojczyzny Litwy naszej wynoszą. My zaś przeciw tyranowi kupmy się, konfederację<text:s/>tu zawiążmy. Mości panowie, kupą tu, pokażmy komu Litwa, komu wolność droga...</text:p>
      <text:p text:style-name="Textbody">Dumny hetman, wojskowy wódz nienajgorszy, lecz dyplomata kiepski, nie znał, nie chciał słyszeć opinii o sobie samym jako o najbardziej pysznym z magnatów litewskich. Ba, w całej<text:s/>Rzeczypospolitej brać szlachecka pana hetmana wielkiego litewskiego i innych Paców za obraz wyniosłości karmazynów, za przykład oderwania się klasy senatorskiej od zwykłej rzeczywistości. Już większym mirem u szlachty litewskiej cieszył się Benedykt Sapieha, a to z racji zasług ojca<text:span text:style-name="Endnotenzeichen"><text:note text:note-class="endnote" text:id="_edn5"><text:note-citation>6</text:note-citation><text:note-body><text:p text:style-name="Endnote">Paweł Jan Sapieha, zm. 1665, hetman wielki litewski, opisany w "Potopie" Sienkiewicza.</text:p></text:note-body></text:note></text:span><text:s/>z czasów wojen ze Szwecją oraz Moskwą. Gdy więc Michał Kazimierz Pac do zawiązania konfederacji przeciw Sobieskiemu wezwał, pod aktem konfederacji, napisanym przez jego przyjaciela, kasztelana wileńskiego Andrzeja Franciszka Kotowicza podpisało się jedynie 262 obywateli.</text:p>
      <text:p text:style-name="Textbody">Przebywający jeszcze w Wilnie książę Michał Radziwiłł uśmiechnął się pod swym rzadkim wąsem na wieść o takim przebiegu konfederacji. Popierał Sobieskiego jako patriota i jako powinowaty, zaś jako Radziwiłł nienawidził Paców szarogęszących się od na Litwie jak na swoim. A przecież<text:s/><text:soft-page-break/>zaledwie od jednego pokolenia mieli jakieś większe znaczenie w Rzeczypospolitej, do godności wyniósł ich Jan Kazimierz pod koniec Potopu Szwedzkiego, na złość Radziwiłłom i Sapiehom. Teraz ich gwiazda gaśnie, przemknęła raczej niczym kometa, rozważał hetman polny litewski. Tylko ten Benedykt Sapieha... zdecydowanie rządzi całym klanem, żaden z Sapiehów nie śmie nawet otworzyć ust na sejmiku bez jego pozwolenia. Dobrze że teraz naszą sprawę popiera, ale jak długo? Nawet nie próbował książę Michał wnikać w motywy postępowania Sapiehy. Dołączył do anty-Pacowskiej, i pro-Sobieskiej konfederacji przez Sapiehę zorganizowanej. Z pełnym zdecydowaniem przystąpił do wykonania rozkazu królewskiego, czyli do pośpiesznego przemarszu większością sił litewskich wiernych królowi na Podole. Zostawiwszy jedynie<text:s/><text:span text:style-name="T23">które oddziały - pokrótce!</text:span>, zabrał też swoje prywatne, a także dołączoną niedawno dragonię koronną, i pomaszerował przez<text:s/><text:span text:style-name="T24">Pińsk</text:span><text:s/>na południe. Zostawił Litwę jako<text:s/><text:span text:style-name="T25">pole rozgrywki<text:s/></text:span>dla Sapiehów i Paców.</text:p>
      <text:p text:style-name="Textbody">Szymon Beczała pierwszy raz w życiu był za granicą swojego województwa. Toteż z wielką uwagą spoglądał na Litwę, kraj trochę wszak do ojczyzny podobny. Podobne nędzne wsie, pola, miasteczka liche. Więcej lasów, ludzie ubierali się dość podobnie, choć mówili ledwie że zrozumiale. Regiment dragonów oddzielił się kilka dni temu od reszty wojsk maszerujących na Ruś i poszedł bardziej na północ. Wkrótce dotarli do warownego obozu pod Dubnem, gdzie spotkali spływające z Litwy wojska hetmana polnego Michała Radziwiłła. Jan Pliszka zwrócił uwagę Szymona na lichsze niż w Koronie wyposażenie wojaków litewskich. Tak i średniej jazdy nie nazywano na Litwie pancernymi, lecz petyhorcami, bo mało który z nich kolczugę zakładał, za to każdy z nich woził ze sobą rohatynę.</text:p>
      <text:p text:style-name="Textbody">Szymon z Janem i inszymi wojakami z Korony często brali udział w podjazdach wraz z dragonami Radziwiłła, Dubieński obóz w<text:s/>żywność zaopatrując i chłopki okoliczne bałamucąc. Zanim jednak chłopi okoliczni prawdziwie rozgniewać się zdążyli, obóz zwinięto i wyruszono na południe, naprzeciw wojskom koronnym. Szymon po raz pierwszy ujrzał Ukrainę.</text:p>
      <text:p text:style-name="Textbody">Peter Pirwitz wyprostował obolałe<text:s/>plecy a następnie oparł się na rydlu, którym rył pracowicie w jasnej, mokrej glebie Podola przez całe popołudnie. Spojrzał na dzieło swoje i pozostałych piechurów z jego kompanii - szańczyk ich dzisiejszego obozu. Sierżant właśnie ogłosił koniec prac na dzisiaj i z zadowoleniem konferował z panem pułkownikiem Stanisławem Morsztynem, który z lunetą, busolą, i papierowym planem okolicy robotę oceniał.</text:p>
      <text:p text:style-name="Dialog">- Duży nam ten obóz na dzisiaj wyszedł. Więcej się rydlem tej wojny niż szablą namachamy - usłyszał Peter sierżanta.</text:p>
      <text:p text:style-name="Dialog">- Rydel fortecę stanowi, rydla forteca się boi - rzekł pan Morsztyn - a to nie forteca, jeno obóz warowny dla wojsk na noc. Dla większej wojsk ilości żeśmy przygotowali, połączyć nam się trzeba nim na nieprzyjaciela ruszym.</text:p>
      <text:p text:style-name="Textbody">Tego wieczora do obozu<text:s/>wmaszerowały wojska z Litwy przybyłe.</text:p>
      <text:p text:style-name="Textbody">Długo jednak w obozie nie zabawili. Po pośpiesznym przeglądzie wojsk koronnych i litewskich kazał król wyruszać - pod Bar. Już kilka dni wcześniej wybrane oddziały kawalerii koronnej pod dowództwem pana Strzałkowskiego<text:s/>udały się w tamtą stronę i fortecę tę zablokowały. Twierdza ta, niegdyś świetna, od czasu buntów kozacki stale podupadała, lecz położona w miejscu obronnym wielce, ze śmiałą załogą groźną być mogła. Załogę zaś stanowili Lipkowie, Tatarzy polscy, co na początku tej wojny na stronę turecką przeszli.</text:p>
      <text:p text:style-name="Textbody">Pan Strzałkowski wziął wszystkie działa z Trembowli i śpiesznie pod Bar pomaszerował. Dowódca Lipków Aleksander Kryczyński, polski Tatar uszlachcony, a tytułem beja Baru przez sułtana nagrodzony, bronić się<text:s/>wytrwale postanowił, na nadejście posiłków tureckich znad Dniepru licząc. Bardzo się bowiem pan Kryczyński zemsty ze strony szlachty podolskiej obawiał, wiele krzywdy bowiem jego Lipkowie wyrządzili, świadomi będąc kraju, miasta, wsi wybierali z ludu i palili<text:s/><text:soft-page-break/>mieszkanie, a najbardziej podczas jarmarków wpadali do miasteczek<text:span text:style-name="Endnotenzeichen"><text:note text:note-class="endnote" text:id="_edn6"><text:note-citation>7</text:note-citation><text:note-body><text:p text:style-name="Endnote">Relacja Erazma Otwinowskiego z 1699 roku</text:p></text:note-body></text:note></text:span>. Tydzień później nadciągnął pod Bar sam Sobieski, a i działa z Trembowli wreszcie dotarły.</text:p>
      <text:p text:style-name="Textbody">Peter Pirwitz znowu machał rydlem, tym razem okopy dla świeżo pod Bar przybyłych dział budując. Wszystkie sześć ich już jutro miało koncert rozpocząć. Już od rana był Peter znowu na nogach, tym razem nie rydel lecz muszkiet trzymając w rękach. Rozkazy wydano, do szturmu szykować miała się piechota i niektóre oddziały spieszonej jazdy. Obok kompanii Petera wtaczano na wczoraj wykonany okop świeżo nabite działo. Zanim jednak ostrzał twierdzy ropoczęto, tam zakotłowało się, huknęło coś, i oczom zgromadzonych wojsk polskich i litewskich ukazały się białe flagi,<text:s/>z bastionów rozwieszone. Nowy dowódca Lipków, pan Adam Husain Murawski, na warunki kapitulacji przed Sobieskim przystał i wraz z twierdzą i jej tatarską załogą pod komendę króla przechodził.</text:p>
      <text:p text:style-name="Textbody"/>
      <text:h text:style-name="P26" text:outline-level="2">Rozdział IV</text:h>
      <text:p text:style-name="Textbody">"Effendi! Voulez-vous acheter?" - rozbrzmiewało wszędzie dokoła. Tłum przekupniów, widząc cudzoziemców, tłoczył się, a każdy zachwalał swój towar w języku, którego nie znał, myśląc, że tak się najlepiej porozumie. Francuska delegacja z nieliczną obstawą przepychała się jednak nie zwracając uwagi na handlarzy, śpieszyli bowiem wezwani przed sułtana. Jego monarsza wysokość raczył jednak być z postawy Francji niezadowolony i na znak tego nie przysłał po posłów lektyki.</text:p>
      <text:p text:style-name="Textbody">Posłowie dotarli wreszcie do pałacu Topkapi i padli na twarz przed sułtanem, władcą niepodzielnym państwa otomańskiego, panem życia i śmierci na trzech kontynentach, i kalifem, dziedzicem Proroka, zwierzchnikiem wiernych na całym grzesznym świecie, w jednej osobie. Ów skinął wreszcie na posłów, by zbliżyli się do tronu, obok którego stał wschodnio<text:s/>odziany europejczyk, tłumacz zapewne. <text:s/>Tłumacz odezwał się:</text:p>
      <text:p text:style-name="Dialog">- Jego wysokość gniewa się, że wasze wysiłki na rzecz zwycięstwa w tej wojnie mniejsze ostatnio wydają owoce. Oto król polski wielką armię zgromadził i najechał Podole, które wszak według umów prawomocnych Sułtanowi się należy. Tymczasem nie od was o tym pochodzie zdradzieckim dowiedzieliśmy się, jeno wiele krwi wiernych nam żołnierzy nas ta wieść już kosztowała. Mówcie wreszcie teraz, co wiecie o zamiarach króla Lachów.</text:p>
      <text:p text:style-name="Dialog">- Zamiarem króla polskiego<text:s/>jest odzyskanie Kamieńca i Podola - odrzekli posłowie francuscy - na tym on na pewno poprzestanie, gdy granicę swego państwa sprzed lat pięciu odnowi. Przeto walki w tym rejonie, które wojska jego dostojności Sułtana prowadzą, marnowaniem są tylko sił, które przeciw Austrii spożytkować lepiej można. Lepiej stabilną granicę na Dniestrze ustanowić, zamiast na północ od niego wojska marnować. Od strony Polski nic nie grozi, na Mołdawię się nie wyprawią.</text:p>
      <text:p text:style-name="Dialog">- Granica na Dniestrze, oddanie Podola, o czym wy mówicie? Wszystkie twierdze Podola w naszym są ręku, przede wszystkim Kamieniec, a zabezpieczają go Żwaniec, Trembowla, i Bar. O żadnym wycofaniu się mowy być nie może, bo wojska nasze zaopatrywać i powiększyć w każdy czas możemy, kiedy tylko Jego Wysokości wola. A wola jego i taka może być, że i Lwów i Kraków zdobędziemy, i dopiero z hardymi Lachami pokój zawrzemy, aby i z Krakowa Wiedniowi zagrozić.</text:p>
      <text:p text:style-name="Textbody">Tu nastało poruszenie w świcie sułtana. Do sali wpadł młody generał Kara Mustafa Köprülü, który z rozkazu sułtana<text:s/>w Adrianopolu wojska na wojnę z Polską przygotowywał. Uderzył czołem o posadzkę przed władcą, wstał jednak zaraz i ośmielił się do sułtańskiego ucha nachylić, szepcąc:</text:p>
      <text:p text:style-name="Dialog">- Bar wzięty!</text:p>
      <text:p text:style-name="Dialog"/>
      <text:p text:style-name="Dialog"/>
      <text:p text:style-name="Textbody">Wygnawszy posłów francuskich Sułtan zgromadził wokół siebie doradców. Wysłuchawszy dokładnie sprawozdania Kara Mustafy, zadumał się. Ta wojna w odległym kraju wielce niewygodna się stała. Ten Lwów i Kraków muszą poczekać na światło prawdziwej wiary proroka. Nawet nazwy prawdziwie osmańskiej jeszcze im nie wymyślono...</text:p>
      <text:p text:style-name="Dialog">- Że Sobieski zdolny jest do niespodzianek, wiedzieliśmy to już. Wydawało nam się jednak, że na opanowaniu Ukrainy się w tym roku skupi. Jeśli w ogóle cokolwiek, wobec buntów w swoim kraju, podejmie. Teraz jednak fortece nasze wokół Kamanicze padły, i z samej stolicy bejostwa naszego nowego wieści nie ma.</text:p>
      <text:p text:style-name="Dialog">- Założyć musimy, że oblężony Kamanicze już jest - rzekł Kara Mustafa - ale pewnie jeszcze się trzyma. Odsiecz trza nam zorganizować, mimo zimnej pory w tamtym pogańskim kraju, bo padnie w ciągu miesiąca.</text:p>
      <text:p text:style-name="Dialog">- W ciągu miesiąca jakie siły pod Kamieniec rzucić możemy? Przecie nie twoje spod Edirne?</text:p>
      <text:p text:style-name="Dialog">- Jest przecie korpus Kapłana Paszy pod Dżedżorą. Drogi przygotowane, zapasy po drodze przygotowane, zatem szybko Kapłan pod Kamanicze przybyć może.</text:p>
      <text:p text:style-name="Dialog">- Dobrze! - tu zwrócił się do wielkiego wezyra Ahmeda Fazyl Köprülü - pchnij gońca do Kapłana natychmiast, a i sam pojedziesz nad wielką rzekę Tuna i zbierzesz stamtąd wszystkie wojska. Pomaszerujesz z nimi za Kapłanem, aby jego wspomóc w razie czego. Wcześniej jednak zorganizujesz transport morski przez Kara Deniz wojsk z Trabzonu i Samsunu aż do Akermanu. Ty zaś - tu zwrócił się do Kara Mustafy - z twoim wojskiem wyjdziesz wreszcie z Edirne i rozłożysz się nad rzeką Tuna, jako ostatnia osłona mej osoby i stolicy od tych Lachów.</text:p>
      <text:p text:style-name="Textbody">Tak oto, mimo pory zimowej, ponownie ruszyła machina bojowa wielkiego państwa tureckiego. Może jeszcze da się skłonić Lachów do pokoju takiego, który nie byłby dla sułtana uwłaczający.</text:p>
      <text:p text:style-name="Textbody">Generał Kątski siedząc w Trembowli z ulgą przyjął o kapitulacji Baru wiadomość. Już był bowiem w kropce, które działa dokąd wysłać. Sieniawski coraz ściślej Kamieniec oblegał, lecz bez dział szturmować nie śmiał, król jegomość zaś pod Bar pomaszerował. Kątski już wszystkie działa ze Lwowa sprowadzał, śpiesznie pod Kamieniec maszerować każąc, a następne odlewać polecił. Jednak marsze trudne były, bo ziemia od deszczów rozmiękła, a i konie padały. Aby temu ostatniemu zaradzić, kazał dragonom konie dla pociągów artyleryjskich oddawać, i teraz między Lwowem a Kamieńcem tylko spieszeni dragoni maszerowali. Jednak nie wszystkie konie dragońskie dostał do dyspozycji pan generał, kilka oddziałów bowiem - i to z całkiem świeżymi końmi zakupionymi na tę kampanię na Pomorzu - na Litwę odmaszerowało. Teraz dopiero razem z Litwinami prosto<text:s/>na Kamieniec maszerowali. Rozkazy królewskie ich przynaglały, bo król do rozstrzygnięcia kampanii dążył.</text:p>
      <text:p text:style-name="Textbody">"Wielce miła moja serca a duszy pociecho - pisał Sobieski - zbliżylim się przeto do Kamieńca, już tam tylko wróg nasz zamknięty, bo gdzie indziej wszędy Opatrzność nam poszczęściła i Podole już prawie od Turków wolne. A jednak daleko nam jeszcze do końca tej wojny, bo w Kamieńcu zamknięci jako w twierdzy siedzą. <text:s/>My zaś na polach wokół Kamieńca siedzimy i głodujemy, oni zasię w Kamieńcu siedzą i marzną.<text:s/>Obaczym, czy najpierw oni wszyscy z zimna popadają, czyli my z głodu, i taki to będzie koniec tej wojny. Skończyć ją jednak jeszcze tego roku musimy, tego wymaga umowa z Francją nasza, jak i też dalsze nasze plany.</text:p>
      <text:p text:style-name="Textbody">Dlatego też proszę Cię już teraz, zacznij<text:s/>tę akcję o której mówiliśmy ostatnio w Jaworowie: wydostań z Królewca pruskiego wdowę po Kalksteinie z dziećmi i przywieź ich do nas, ale każ dobrze strzec, bo elektor długie ręce ostatnio u nas miewa..."</text:p>
      <text:soft-page-break/>
      <text:p text:style-name="Textbody">W<text:span text:style-name="T27">ymarsz do Kamieńca, oblężenie, dezercje i wyciecz</text:span><text:span text:style-name="T28">ki tureckie</text:span></text:p>
      <text:p text:style-name="Textbody">W ciągu listopada trudniej się wojowało wołochom pana Ostrowskiego w Mołdawii. Co prawda jesień była cieplejsza na południe od Dniestru, pogoda zatem nie doświadczała wojaków, i świeża pasza dla koni zawsze była. Lecz transporty wroga coraz lepiej uzbrojone chadzały, a ich etapy zawsze w umocnionych obozach stawały, na których to niby na fortecach już sobie pan Ostrowski zęby powyłamywał. Lecz i nawet Tatarów coraz więcej się za Ostrowskim uganiało, aż zrozumiał, wielu towarzyszy dzielnych straciwszy, że siła zbyt wielka na niego od południa wali i wycofał się na Chocim, gdzie w okolicy słynnej wiktorii zeszłorocznej zapadł i tylko obserwował. Zamek w Chocimiu przez Janczarów był obsadzony i dla pana Ostrowskiego nie do zdobycia, mimo że wiekowy.<text:s/>Lecz nocami przez most pod zamkiem przekradali się gońcy polscy i tak oto Ostrowski wreszcie porozumiał się z panem Sieniawskim, świeżo mianowanym marszałkiem nadwornym koronnym, który z rozkazu króla przepraw przez Dniestr miał za wszelką cenę strzec. Czaty Ostrowskiego pod Chocimiem wielce mu się przydały.</text:p>
      <text:p text:style-name="Textbody">I oto dnia pierwszego grudnia, przez prószący śnieg, ujrzał pan Ostrowski jakiś ruch na drodze od południa. Niezbyt ostrożnie traktem od Cecory nadchodziła orda tatarska. Wołosi naliczyli 6 tysięcy wojowników wroga, gdy ci rozłożyli się w dawnym chocimskim obozie. Jeszcze tej nocy pchnął pan Ostrowski gońca do marszałka Sieniawskiego w Żwańcu, obozie warownym po północnej stronie Dniestru. Następnego ranka zaś Tatarzy szybko przez most przeprawili się,<text:s/>wyminęli Żwaniec i w tumanach śniegu znikli za wzgórzami na północnym horyzoncie.</text:p>
      <text:p text:style-name="Textbody">Mieszkańcy Białogrodu już przyzwyczaili się do myśli, że wojna przewali się wokół nich bez ich udziału, gdy nagle na szarym jesiennym morzu pojawiła się armada tureckich galer. Chyże te okręty przybiły do akermańskiego portu jak do swojego, następnie wysypały się z nich oddziały piechoty świeżo przybyłe z Azji. Dowodzący nimi bej zażądał natychmiastowego zwołania pospolitego ruszenia tatarskiego, bez ogródek grożąc wezwaniem samego Kapłana Paszy z jego korpusem spod Cecory w przypadku odmowy. Tak więc znowu przemierzał Medżi Gerej Mołdawię dla chwały Kalifa i Sułtana. Przed nim posuwał się długi wąż innych oddziałów tatarskich, które z Krymu alboli też nawet ze stepów Nogajskich dołączyły. Dowodził zaś tym razem młody Adży Girej.</text:p>
      <text:p text:style-name="Textbody">Już śnieg pokrył ziemie Lachów, gdy Medżi Gerej wraz tysiącami innych wojowników mijał Chocim i przeprawił się przez rzekę, w której - jak słyszał - tysiące wiernych rok temu utonęło, przed wojskami Lwa<text:s/>Północy nadaremno uciec próbując. Teraz on sam naprzeciw wojownika onego maszerował. Wiedział, że ani liczba wielka, ani zapał Krymców i Nogajów rady królowi Lachów nie dadzą. Lecz Adżi Girej wcale na króla rzucać się nie zamierzał, jedynie zamieszania narobić. Rozdzielił wojska na kilka czambułów, i właśnie odesłał Nogajów na wschód, na Mohylów, gdy zza zagajnika obok wioski zwanej przez Lachów Rudą wyszły dwa pułki jazdy polskiej.</text:p>
      <text:p text:style-name="Textbody">Chorągiew pana Starczyńskiego szła przez opuszczoną wieś Rudą w kierunku Chocimia na czele kolumny pana Modrzewskiego. Jabłonowski już w nocy wysłał trzy pułki, stale południową flankę działań pod Kamieńcem patrolujące, na pomoc Sieniawskiemu w Żwańcu, ten bowiem nadejście siły większej osmańskiej na podstawie różnych raportów przewidywał. Jeźdźcy Starczyńskiego właśnie powoli objeżdżali sporawy zagajnik gdy nagle idące przed nimi chorągwie pancerne pułku pana Bogusza rozwinęły się i ruszyły galopem. Wyminąwszy wreszcie zagajnik, żołnierze Modrzewskiego ujrzeli, jak ich koledzy ścierają się z Tatarami. Pan Modrzewski poprowadził swój oddział na lewo od walczących żołnierzy Bogusza, aby odciąć Tatarom odwrót. Jednocześnie doświadczone chorągwie rozwijały się z kolumny marszowej w głęboko urzutowaną linię bojową. Konie rozgrzane porannym szybkim marszem od razu przechodziły do galopu. Starczyński ujrzał, jak<text:s/><text:soft-page-break/>jeszcze bardziej na lewo, z drugiej strony zagajnika, kolejny pułk pod panem Łasko obchodzi Tatarów jeszcze większym łukiem.</text:p>
      <text:p text:style-name="Textbody">Drugiego grudnia rano śnieg przestał prószyć i Ostrowski wyraźnie widział w dali Tatarów przechodzących mimo fortyfikacji Żwańca. Spojrzawszy w drugą stronę ujrzeli masy piechoty tureckiej, od południa do Chocimia zdążającej. Masy! Był to bowiem korpus Kapłana Paszy z Cecory, wzmocniony jeszcze posiłkami przybyłymi przez Morze Czarne. Cały dzień trwał przemarsz korpusu, cały dzień liczyli tureckie siły kawalerzyści pana Ostrowskiego, wreszcie wieczorem pchnięto gońca do pana Sieniawskiego w Żwańcu. Goniec ten przebył Dniestr w zapadającym zmroku wpław, bo most był dobrze pilnowany przez tureckich Sipahów.</text:p>
      <text:p text:style-name="Textbody">P<text:span text:style-name="T29">eter w Otaczu pod Żwańcem, widzi jak goniec przyjeżdża. Wszyscy martwią się o działa tureckie.</text:span></text:p>
      <text:p text:style-name="Textbody">Medżi Gerej nigdy nie pchał się do bijatyki, więc i teraz z kilkoma krewniakami raczej z tyłu się trzymał. Widział jak Tatarzy zderzyli się z Lachami i podejrzewał że starcie to niepomyślny obrót przyniesie, bo Lachów pancernych pokonać tylko z zaskoczenia można było. Tak i teraz ciężkie konie i ciężcy jeźdźcy Tatarów wnet w tył spychać poczęli. A oto Medżi ujrzał z<text:s/>prawej strony nowe lackie oddziały do walki spieszące. Nawet piękny był to widok, musiał przyznać Medżi. W pełnym słońcu błyskały wzniesione szable, połyskiwały misiurki polskich jeźdźców, czerwieniły się proporczyki chorążych i peleryny oficerów. W mroźnym powietrzu konie buchały parą a spod ich kopyt pryskał świeży śnieg, który cienką a do tej pory nienaruszoną warstwą pole pokrywał. Medżi wyrwał się z zadumy, krzyknął: "Z prawej! Lachy nas otaczają!" i ruszył z kopyta na wschód, dokąd jak wiedział udali<text:s/>się Nogaje.</text:p>
      <text:p text:style-name="Textbody">Starczyński nigdy nie mógł się nadziwić sprawności, z jaką Tatarzy wykonują odwrót. Dopiero co w walce z żołnierzami Bogusza związani, oto teraz na wschód umykali, a na ich czele cwałował raczej rosły Tatar na dużym, wcale nietatarskim koniu.<text:s/>Nawet ten olbrzym zawrócił tak szybko, jakby go wicher zachodni zdmuchnął. "Rabować a zmykać, jedno to co umieją ci grasanci", pomyślał pan Starczyński. Pancernym nielicznych zapóźnionych udało się dorwać, Jabłonowski zaś od rudej nadjechawszy zakazał ścigania Tatarów. <text:s/>Jednak niedoświadczeni żołnierze Łąckiego do pościgu ruszyli, za nimi niemało tych od Bogusza. Koń dowódcy poniósł za pościgiem, po nim inne, i wkrótce już dwa pułki całe za Tatarami na wschód gnały. Fortyfikacje Żwańca nikły w tumanie śniegu za ich plecami...</text:p>
      <text:p text:style-name="Textbody">Białogrodzcy uciekają. JEdnocześnie Sieniawski broni Żwańca, tam jest Peter. <text:s/>Pojawiają się Turcy pod Kapłanem Paszą</text:p>
      <text:p text:style-name="Textbody">Przybycie odsieczy tureckiej</text:p>
      <text:p text:style-name="Textbody">Bitwa wielka</text:p>
      <text:p text:style-name="Textbody">Zawarcie rozejmu</text:p>
      <text:p text:style-name="Textbody">Gromienie Kozaków</text:p>
      <text:p text:style-name="Textbody"/>
      <text:p text:style-name="Textbody"/>
      <text:p text:style-name="Textbody"/>
      <text:p text:style-name="P30"/>
      <text:p text:style-name="Dialog"/>
      <text:p text:style-name="Dialog"/>
      <text:p text:style-name="Dialog"><text:s/></text:p>
      <text:p text:style-name="Standard">Po zakonczeniu wojny z Turcja:</text:p>
      <text:p text:style-name="Standard"/>
      <text:p text:style-name="Standard">Peter wmieszał się pomiędzy dragonów Jabłonowskiego, i wreszcie usłyszał, jak wojewoda cicho mówił: „wojnę z Turkiem na tem zakończymy. Potem handel ruszy, Dniestrowy handel z Bakczysarajem, Białogrodem i dalej. Jak kiedyś, albo i lepiej, jeśli cesarskich<text:s/>do handlu nie dopuścimy...” Handel, pomyślał Peter, Polacy chcą dawne szlaki handlowe wielkimi rzekami wschodu wskrzesić... Peter postanowił przy tym być.</text:p>
      <text:p text:style-name="Standard"/>
      <text:p text:style-name="Standard">A dalej, o tym jak Ostrowski wytycza szlak handlowy wzdłuż Dniestru</text:p>
      <text:p text:style-name="Standard">Wozy zaprzężone w woły jechały wzdłuż Dniepru. Ich ładunek zadziwiał woźniców. Były to jakieś beczki, jakieś drągi, zwoje płótna, a także stosy desek dość długich. Co kilka dni dowódca całego tego pochodu, jakiś młody porucznik, zatrymywał pochód i kazał budować szopę, w której zostawiali część dziwnego ładunku.</text:p>
      <text:p text:style-name="Standard"/>
      <text:p text:style-name="Standard">Na wojnie z Prusami</text:p>
      <text:p text:style-name="Standard">"Dojść nam dzisiaj do Grudziądza - trzeba dupy mieć z mosiądza!"</text:p>
      <text:p text:style-name="Standard">"Zamiast dupy krwawa rana - to podjazdy króla Jan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OpenSymbol" svg:font-family="OpenSymbol" style:font-family-generic="system" style:font-pitch="variable" svg:panose-1="5 1 0 0 0 0 0 0 0 0"/>
    <style:font-face style:name="Calibri, sans-serif" svg:font-family="Calibri, sans-serif"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pl" fo:country="PL" style:language-asian="en" style:country-asian="US" style:language-complex="ar" style:country-complex="SA" style:text-combine="none" fo:hyphenate="true"/>
    </style:default-style>
    <style:style style:name="Überschrift1" style:display-name="Überschrift 1" style:family="paragraph" style:parent-style-name="Standard" style:next-style-name="Textbody" style:default-outline-level="1">
      <style:paragraph-properties fo:keep-with-next="always" fo:keep-together="always" fo:margin-top="0.3333in" fo:margin-bottom="0in"/>
      <style:text-properties style:font-name="Cambria" fo:font-weight="bold" style:font-weight-asian="bold" style:font-weight-complex="bold" fo:color="#365F91" fo:font-size="14pt" style:font-size-asian="14pt" style:font-size-complex="14pt" fo:hyphenate="false"/>
    </style:style>
    <style:style style:name="Überschrift2" style:display-name="Überschrift 2" style:family="paragraph" style:parent-style-name="Standard" style:next-style-name="Textbody" style:default-outline-level="2">
      <style:paragraph-properties fo:keep-with-next="always" fo:keep-together="always" fo:margin-top="0.1388in" fo:margin-bottom="0in"/>
      <style:text-properties style:font-name="Cambria" fo:font-weight="bold" style:font-weight-asian="bold" style:font-weight-complex="bold" fo:color="#4F81BD" fo:font-size="13pt" style:font-size-asian="13pt" style:font-size-complex="13pt" fo:hyphenate="false"/>
    </style:style>
    <style:style style:name="Überschrift3" style:display-name="Überschrift 3" style:family="paragraph" style:parent-style-name="Standard" style:next-style-name="Textbody" style:default-outline-level="3">
      <style:paragraph-properties fo:keep-with-next="always" fo:keep-together="always" fo:margin-top="0.1388in" fo:margin-bottom="0in"/>
      <style:text-properties style:font-name="Cambria" fo:font-weight="bold" style:font-weight-asian="bold" style:font-weight-complex="bold" fo:color="#4F81BD" fo:hyphenate="false"/>
    </style:style>
    <style:style style:name="Standard" style:display-name="Standard" style:family="paragraph">
      <style:paragraph-properties fo:widows="2" fo:orphans="2"/>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top="0.0395in" fo:margin-bottom="0.043in" fo:text-indent="0.4923in"/>
      <style:text-properties fo:hyphenate="false"/>
    </style:style>
    <style:style style:name="Liste" style:display-name="Liste" style:family="paragraph" style:parent-style-name="Textbody">
      <style:text-properties style:font-name-complex="Mangal" fo:hyphenate="false"/>
    </style:style>
    <style:style style:name="Beschriftung" style:display-name="Beschriftung"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hyphenate="false"/>
    </style:style>
    <style:style style:name="Listenabsatz" style:display-name="Listenabsatz" style:family="paragraph" style:parent-style-name="Standard">
      <style:paragraph-properties fo:margin-left="0.5in">
        <style:tab-stops/>
      </style:paragraph-properties>
      <style:text-properties fo:hyphenate="false"/>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thema" style:display-name="Kommentarthema" style:family="paragraph" style:parent-style-name="Kommentartext">
      <style:text-properties fo:font-weight="bold" style:font-weight-asian="bold" style:font-weight-complex="bold" fo:hyphenate="false"/>
    </style:style>
    <style:style style:name="Überarbeitung" style:display-name="Überarbeitung" style:family="paragraph">
      <style:paragraph-properties fo:widows="2" fo:orphans="2" fo:margin-bottom="0in" fo:line-height="100%"/>
      <style:text-properties fo:hyphenate="false"/>
    </style:style>
    <style:style style:name="Sprechblasentext" style:display-name="Sprechblasentext" style:family="paragraph" style:parent-style-name="Standard">
      <style:paragraph-properties fo:margin-bottom="0in" fo:line-height="100%"/>
      <style:text-properties style:font-name="Tahoma" fo:font-size="8pt" style:font-size-asian="8pt" style:font-size-complex="8pt" fo:hyphenate="false"/>
    </style:style>
    <style:style style:name="Dialog" style:display-name="Dialog" style:family="paragraph" style:parent-style-name="Textbody">
      <style:paragraph-properties fo:margin-top="0in" fo:margin-bottom="0in" fo:margin-left="0.4923in" fo:text-indent="0in">
        <style:tab-stops/>
      </style:paragraph-properties>
      <style:text-properties fo:hyphenate="false"/>
    </style:style>
    <style:style style:name="Aufzählungszeichen" style:display-name="Aufzählungszeichen" style:family="paragraph" style:parent-style-name="Standard">
      <style:text-properties fo:hyphenate="false"/>
    </style:style>
    <style:style style:name="Endnote" style:display-name="End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5.9069in"/>
        </style:tab-stops>
      </style:paragraph-properties>
      <style:text-properties fo:hyphenate="false"/>
    </style:style>
    <style:style style:name="Wierszyk" style:display-name="Wierszyk" style:family="paragraph" style:parent-style-name="Standard">
      <style:paragraph-properties fo:margin-bottom="0in"/>
      <style:text-properties fo:hyphenate="false"/>
    </style:style>
    <style:style style:name="Heading1Char" style:display-name="Heading 1 Char" style:family="text" style:parent-style-name="Absatz-Standardschriftart">
      <style:text-properties style:font-name="Cambria" fo:font-weight="bold" style:font-weight-asian="bold" style:font-weight-complex="bold" fo:color="#365F91" fo:font-size="14pt" style:font-size-asian="14pt" style:font-size-complex="14pt"/>
    </style:style>
    <style:style style:name="Heading2Char" style:display-name="Heading 2 Char" style:family="text" style:parent-style-name="Absatz-Standardschriftart">
      <style:text-properties style:font-name="Cambria" fo:font-weight="bold" style:font-weight-asian="bold" style:font-weight-complex="bold" fo:color="#4F81BD" fo:font-size="13pt" style:font-size-asian="13pt" style:font-size-complex="13pt"/>
    </style:style>
    <style:style style:name="Heading3Char" style:display-name="Heading 3 Char" style:family="text" style:parent-style-name="Absatz-Standardschriftart">
      <style:text-properties style:font-name="Cambria" fo:font-weight="bold" style:font-weight-asian="bold" style:font-weight-complex="bold" fo:color="#4F81BD"/>
    </style:style>
    <style:style style:name="Kommentarzeichen" style:display-name="Kommentarzeichen" style:family="text" style:parent-style-name="Absatz-Standardschriftart">
      <style:text-properties fo:font-size="8pt" style:font-size-asian="8pt" style:font-size-complex="8pt"/>
    </style:style>
    <style:style style:name="CommentTextChar" style:display-name="Comment Text Char" style:family="text" style:parent-style-name="Absatz-Standardschriftart">
      <style:text-properties fo:font-size="10pt" style:font-size-asian="10pt" style:font-size-complex="10pt"/>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Char" style:display-name="Balloon Text Char" style:family="text" style:parent-style-name="Absatz-Standardschriftart">
      <style:text-properties style:font-name="Tahoma" style:font-name-complex="Tahoma" fo:font-size="8pt" style:font-size-asian="8pt" style:font-size-complex="8pt"/>
    </style:style>
    <style:style style:name="ListLabel1" style:display-name="ListLabel 1" style:family="text">
      <style:text-properties style:font-name-complex="Courier New"/>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EndnoteSymbol" style:display-name="Endnote Symbol" style:family="text" style:parent-style-name="Absatz-Standardschriftart">
      <style:text-properties style:text-position="super 63.6%"/>
    </style:style>
    <style:style style:name="Endnoteanchor" style:display-name="Endnote anchor" style:family="text">
      <style:text-properties style:text-position="super 63.6%"/>
    </style:style>
    <style:style style:name="FootnoteSymbol" style:display-name="Footnote Symbol" style:family="text"/>
    <style:style style:name="Footnoteanchor" style:display-name="Footnote anchor" style:family="text">
      <style:text-properties style:text-position="super 63.6%"/>
    </style:style>
    <style:style style:name="Endnotenzeichen" style:display-name="Endnotenzeichen" style:family="text" style:parent-style-name="Absatz-Standardschriftart">
      <style:text-properties style:text-position="super 63.6%"/>
    </style:style>
    <style:style style:name="WW_CharLFO1LVL2" style:family="text">
      <style:text-properties style:font-name="Times New Roman" style:font-name-complex="Courier New"/>
    </style:style>
    <style:style style:name="WW_CharLFO1LVL5" style:family="text">
      <style:text-properties style:font-name="Times New Roman" style:font-name-complex="Courier New"/>
    </style:style>
    <style:style style:name="WW_CharLFO1LVL8" style:family="text">
      <style:text-properties style:font-name="Times New Roman" style:font-name-complex="Courier New"/>
    </style:style>
    <text:list-style style:name="WWNum1" style:display-name="WWNum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 style:display-name="WWNum3">
      <text:list-level-style-number text:level="1" style:num-prefix="Rozdział "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4" style:display-name="WWNum4">
      <text:list-level-style-number text:level="1" style:num-prefix="Rozdział "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5" style:display-name="WWNum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6" style:display-name="WWNum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citation-style-name="Endnotenzeichen" text:citation-body-style-name="Endnotenzeichen" text:start-value="0" style:num-format="1"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rzeciecki, Mikolaj</meta:initial-creator>
    <dc:creator>Mikolaj Trzeciecki</dc:creator>
    <meta:creation-date>2014-08-22T08:05:00Z</meta:creation-date>
    <dc:date>2017-07-13T12:55:00Z</dc:date>
    <meta:template xlink:href="Normal.dotm" xlink:type="simple"/>
    <meta:editing-cycles>891</meta:editing-cycles>
    <meta:editing-duration>PT254940S</meta:editing-duration>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8" meta:paragraph-count="125" meta:word-count="9363" meta:character-count="62613" meta:row-count="444" meta:non-whitespace-character-count="53375"/>
  </office:meta>
</office:document-meta>
</file>